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465in"/>
    </style:style>
    <style:style style:name="co2" style:family="table-column">
      <style:table-column-properties fo:break-before="auto" style:column-width="2.598in"/>
    </style:style>
    <style:style style:name="co3" style:family="table-column">
      <style:table-column-properties fo:break-before="auto" style:column-width="0.6689in"/>
    </style:style>
    <style:style style:name="ro1" style:family="table-row">
      <style:table-row-properties style:row-height="0.198in" fo:break-before="auto" style:use-optimal-row-height="true"/>
    </style:style>
    <style:style style:name="ta1" style:family="table" style:master-page-name="PageStyle_5f_Clustering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uster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office:value-type="string" calcext:value-type="string">
            <text:p>Поисковые запросы</text:p>
          </table:table-cell>
          <table:table-cell office:value-type="string" calcext:value-type="string">
            <text:p>Название группы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Суммарная частотность кластера</text:p>
          </table:table-cell>
          <table:table-cell office:value-type="string" calcext:value-type="string">
            <text:p>% Агрегаторов</text:p>
          </table:table-cell>
          <table:table-cell office:value-type="string" calcext:value-type="string">
            <text:p>Главных страниц</text:p>
          </table:table-cell>
          <table:table-cell office:value-type="string" calcext:value-type="string">
            <text:p>Топоним в запросе</text:p>
          </table:table-cell>
          <table:table-cell office:value-type="string" calcext:value-type="string">
            <text:p>URLs группы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django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2318" calcext:value-type="float">
            <text:p>2318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1268" calcext:value-type="float">
            <text:p>1268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api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436" calcext:value-type="float">
            <text:p>436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django rest</text:p>
          </table:table-cell>
          <table:table-cell office:value-type="string" calcext:value-type="string">
            <text:p>rest django framework (88)</text:p>
          </table:table-cell>
          <table:table-cell office:value-type="float" office:value="436" calcext:value-type="float">
            <text:p>436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rest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436" calcext:value-type="float">
            <text:p>436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django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436" calcext:value-type="float">
            <text:p>436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thon api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154" calcext:value-type="float">
            <text:p>154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pi python</text:p>
          </table:table-cell>
          <table:table-cell office:value-type="string" calcext:value-type="string">
            <text:p>rest django framework (88)</text:p>
          </table:table-cell>
          <table:table-cell office:value-type="float" office:value="154" calcext:value-type="float">
            <text:p>154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python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154" calcext:value-type="float">
            <text:p>154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django python</text:p>
          </table:table-cell>
          <table:table-cell office:value-type="string" calcext:value-type="string">
            <text:p>rest django framework (88)</text:p>
          </table:table-cell>
          <table:table-cell office:value-type="float" office:value="154" calcext:value-type="float">
            <text:p>154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python rest</text:p>
          </table:table-cell>
          <table:table-cell office:value-type="string" calcext:value-type="string">
            <text:p>rest django framework (88)</text:p>
          </table:table-cell>
          <table:table-cell office:value-type="float" office:value="120" calcext:value-type="float">
            <text:p>12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thon django rest</text:p>
          </table:table-cell>
          <table:table-cell office:value-type="string" calcext:value-type="string">
            <text:p>rest django framework (88)</text:p>
          </table:table-cell>
          <table:table-cell office:value-type="float" office:value="120" calcext:value-type="float">
            <text:p>12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python</text:p>
          </table:table-cell>
          <table:table-cell office:value-type="string" calcext:value-type="string">
            <text:p>rest django framework (88)</text:p>
          </table:table-cell>
          <table:table-cell office:value-type="float" office:value="120" calcext:value-type="float">
            <text:p>12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framework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103" calcext:value-type="float">
            <text:p>103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pi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103" calcext:value-type="float">
            <text:p>103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pi rest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99" calcext:value-type="float">
            <text:p>99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framework rest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99" calcext:value-type="float">
            <text:p>99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api django rest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99" calcext:value-type="float">
            <text:p>99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99" calcext:value-type="float">
            <text:p>99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rest framework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99" calcext:value-type="float">
            <text:p>99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django rest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99" calcext:value-type="float">
            <text:p>99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api framework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99" calcext:value-type="float">
            <text:p>99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rest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99" calcext:value-type="float">
            <text:p>99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python rest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68" calcext:value-type="float">
            <text:p>68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thon django api rest</text:p>
          </table:table-cell>
          <table:table-cell office:value-type="string" calcext:value-type="string">
            <text:p>rest django framework (88)</text:p>
          </table:table-cell>
          <table:table-cell office:value-type="float" office:value="68" calcext:value-type="float">
            <text:p>68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python</text:p>
          </table:table-cell>
          <table:table-cell office:value-type="string" calcext:value-type="string">
            <text:p>rest django framework (88)</text:p>
          </table:table-cell>
          <table:table-cell office:value-type="float" office:value="68" calcext:value-type="float">
            <text:p>68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rest python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68" calcext:value-type="float">
            <text:p>68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thon django rest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68" calcext:value-type="float">
            <text:p>68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nd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59" calcext:value-type="float">
            <text:p>59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in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59" calcext:value-type="float">
            <text:p>59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in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49" calcext:value-type="float">
            <text:p>49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django rest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38" calcext:value-type="float">
            <text:p>38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framework in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33" calcext:value-type="float">
            <text:p>33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backend</text:p>
          </table:table-cell>
          <table:table-cell office:value-type="string" calcext:value-type="string">
            <text:p>rest django framework (88)</text:p>
          </table:table-cell>
          <table:table-cell office:value-type="float" office:value="32" calcext:value-type="float">
            <text:p>32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with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31" calcext:value-type="float">
            <text:p>31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with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31" calcext:value-type="float">
            <text:p>31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for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30" calcext:value-type="float">
            <text:p>3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pi backend</text:p>
          </table:table-cell>
          <table:table-cell office:value-type="string" calcext:value-type="string">
            <text:p>rest django framework (88)</text:p>
          </table:table-cell>
          <table:table-cell office:value-type="float" office:value="30" calcext:value-type="float">
            <text:p>3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thon django drf</text:p>
          </table:table-cell>
          <table:table-cell office:value-type="string" calcext:value-type="string">
            <text:p>rest django framework (88)</text:p>
          </table:table-cell>
          <table:table-cell office:value-type="float" office:value="29" calcext:value-type="float">
            <text:p>29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nd rest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28" calcext:value-type="float">
            <text:p>28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api and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28" calcext:value-type="float">
            <text:p>28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api with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21" calcext:value-type="float">
            <text:p>21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with rest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21" calcext:value-type="float">
            <text:p>21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web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21" calcext:value-type="float">
            <text:p>21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rest with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21" calcext:value-type="float">
            <text:p>21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eb api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21" calcext:value-type="float">
            <text:p>21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rf rest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20" calcext:value-type="float">
            <text:p>2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backend rest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17" calcext:value-type="float">
            <text:p>17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using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16" calcext:value-type="float">
            <text:p>16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use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16" calcext:value-type="float">
            <text:p>16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se api in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12" calcext:value-type="float">
            <text:p>12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thon api with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11" calcext:value-type="float">
            <text:p>11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project</text:p>
          </table:table-cell>
          <table:table-cell office:value-type="string" calcext:value-type="string">
            <text:p>rest django framework (88)</text:p>
          </table:table-cell>
          <table:table-cell office:value-type="float" office:value="11" calcext:value-type="float">
            <text:p>11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thon rest api with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8" calcext:value-type="float">
            <text:p>8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api with python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8" calcext:value-type="float">
            <text:p>8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api in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8" calcext:value-type="float">
            <text:p>8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s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7" calcext:value-type="float">
            <text:p>7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thon django rest api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6" calcext:value-type="float">
            <text:p>6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sing django rest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4" calcext:value-type="float">
            <text:p>4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se django rest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4" calcext:value-type="float">
            <text:p>4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p</text:p>
          </table:table-cell>
          <table:table-cell office:value-type="string" calcext:value-type="string">
            <text:p>rest django framework (88)</text:p>
          </table:table-cell>
          <table:table-cell office:value-type="float" office:value="4" calcext:value-type="float">
            <text:p>4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service</text:p>
          </table:table-cell>
          <table:table-cell office:value-type="string" calcext:value-type="string">
            <text:p>rest django framework (88)</text:p>
          </table:table-cell>
          <table:table-cell office:value-type="float" office:value="4" calcext:value-type="float">
            <text:p>4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in django rest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3" calcext:value-type="float">
            <text:p>3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api for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3" calcext:value-type="float">
            <text:p>3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app</text:p>
          </table:table-cell>
          <table:table-cell office:value-type="string" calcext:value-type="string">
            <text:p>rest django framework (88)</text:p>
          </table:table-cell>
          <table:table-cell office:value-type="float" office:value="3" calcext:value-type="float">
            <text:p>3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s an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3" calcext:value-type="float">
            <text:p>3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example</text:p>
          </table:table-cell>
          <table:table-cell office:value-type="string" calcext:value-type="string">
            <text:p>rest django framework (88)</text:p>
          </table:table-cell>
          <table:table-cell office:value-type="float" office:value="3" calcext:value-type="float">
            <text:p>3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api in django rest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3" calcext:value-type="float">
            <text:p>3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server</text:p>
          </table:table-cell>
          <table:table-cell office:value-type="string" calcext:value-type="string">
            <text:p>rest django framework (88)</text:p>
          </table:table-cell>
          <table:table-cell office:value-type="float" office:value="2" calcext:value-type="float">
            <text:p>2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pi server</text:p>
          </table:table-cell>
          <table:table-cell office:value-type="string" calcext:value-type="string">
            <text:p>rest django framework (88)</text:p>
          </table:table-cell>
          <table:table-cell office:value-type="float" office:value="2" calcext:value-type="float">
            <text:p>2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api using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2" calcext:value-type="float">
            <text:p>2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in django python</text:p>
          </table:table-cell>
          <table:table-cell office:value-type="string" calcext:value-type="string">
            <text:p>rest django framework (88)</text:p>
          </table:table-cell>
          <table:table-cell office:value-type="float" office:value="2" calcext:value-type="float">
            <text:p>2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server</text:p>
          </table:table-cell>
          <table:table-cell office:value-type="string" calcext:value-type="string">
            <text:p>rest django framework (88)</text:p>
          </table:table-cell>
          <table:table-cell office:value-type="float" office:value="2" calcext:value-type="float">
            <text:p>2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framework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1" calcext:value-type="float">
            <text:p>1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pi only</text:p>
          </table:table-cell>
          <table:table-cell office:value-type="string" calcext:value-type="string">
            <text:p>rest django framework (88)</text:p>
          </table:table-cell>
          <table:table-cell office:value-type="float" office:value="1" calcext:value-type="float">
            <text:p>1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using django rest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0" calcext:value-type="float">
            <text:p>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with django rest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0" calcext:value-type="float">
            <text:p>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ckend django rest api development</text:p>
          </table:table-cell>
          <table:table-cell office:value-type="string" calcext:value-type="string">
            <text:p>rest django framework (88)</text:p>
          </table:table-cell>
          <table:table-cell office:value-type="float" office:value="0" calcext:value-type="float">
            <text:p>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development</text:p>
          </table:table-cell>
          <table:table-cell office:value-type="string" calcext:value-type="string">
            <text:p>rest django framework (88)</text:p>
          </table:table-cell>
          <table:table-cell office:value-type="float" office:value="0" calcext:value-type="float">
            <text:p>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public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0" calcext:value-type="float">
            <text:p>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s rest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0" calcext:value-type="float">
            <text:p>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api with django rest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0" calcext:value-type="float">
            <text:p>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pp django rest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0" calcext:value-type="float">
            <text:p>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api using python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0" calcext:value-type="float">
            <text:p>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api using django rest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0" calcext:value-type="float">
            <text:p>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thon django api development</text:p>
          </table:table-cell>
          <table:table-cell office:value-type="string" calcext:value-type="string">
            <text:p>rest django framework (88)</text:p>
          </table:table-cell>
          <table:table-cell office:value-type="float" office:value="0" calcext:value-type="float">
            <text:p>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api in python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0" calcext:value-type="float">
            <text:p>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pi development</text:p>
          </table:table-cell>
          <table:table-cell office:value-type="string" calcext:value-type="string">
            <text:p>rest django framework (88)</text:p>
          </table:table-cell>
          <table:table-cell office:value-type="float" office:value="0" calcext:value-type="float">
            <text:p>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create</text:p>
          </table:table-cell>
          <table:table-cell office:value-type="string" calcext:value-type="string">
            <text:p>django rest create (62)</text:p>
          </table:table-cell>
          <table:table-cell office:value-type="float" office:value="63" calcext:value-type="float">
            <text:p>6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django api</text:p>
          </table:table-cell>
          <table:table-cell office:value-type="string" calcext:value-type="string">
            <text:p>django rest create (62)</text:p>
          </table:table-cell>
          <table:table-cell office:value-type="float" office:value="19" calcext:value-type="float">
            <text:p>19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pi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19" calcext:value-type="float">
            <text:p>19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pi create</text:p>
          </table:table-cell>
          <table:table-cell office:value-type="string" calcext:value-type="string">
            <text:p>django rest create (62)</text:p>
          </table:table-cell>
          <table:table-cell office:value-type="float" office:value="19" calcext:value-type="float">
            <text:p>19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 django api</text:p>
          </table:table-cell>
          <table:table-cell office:value-type="string" calcext:value-type="string">
            <text:p>django rest create (62)</text:p>
          </table:table-cell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build api</text:p>
          </table:table-cell>
          <table:table-cell office:value-type="string" calcext:value-type="string">
            <text:p>django rest create (62)</text:p>
          </table:table-cell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 api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 api with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 api with python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10" calcext:value-type="float">
            <text:p>1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 rest api with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7" calcext:value-type="float">
            <text:p>7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 rest api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7" calcext:value-type="float">
            <text:p>7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ing rest api with python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7" calcext:value-type="float">
            <text:p>7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 django rest api</text:p>
          </table:table-cell>
          <table:table-cell office:value-type="string" calcext:value-type="string">
            <text:p>django rest create (62)</text:p>
          </table:table-cell>
          <table:table-cell office:value-type="float" office:value="7" calcext:value-type="float">
            <text:p>7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build rest api</text:p>
          </table:table-cell>
          <table:table-cell office:value-type="string" calcext:value-type="string">
            <text:p>django rest create (62)</text:p>
          </table:table-cell>
          <table:table-cell office:value-type="float" office:value="7" calcext:value-type="float">
            <text:p>7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create</text:p>
          </table:table-cell>
          <table:table-cell office:value-type="string" calcext:value-type="string">
            <text:p>django rest create (62)</text:p>
          </table:table-cell>
          <table:table-cell office:value-type="float" office:value="6" calcext:value-type="float">
            <text:p>6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django rest api</text:p>
          </table:table-cell>
          <table:table-cell office:value-type="string" calcext:value-type="string">
            <text:p>django rest create (62)</text:p>
          </table:table-cell>
          <table:table-cell office:value-type="float" office:value="6" calcext:value-type="float">
            <text:p>6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create rest api</text:p>
          </table:table-cell>
          <table:table-cell office:value-type="string" calcext:value-type="string">
            <text:p>django rest create (62)</text:p>
          </table:table-cell>
          <table:table-cell office:value-type="float" office:value="6" calcext:value-type="float">
            <text:p>6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rest api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6" calcext:value-type="float">
            <text:p>6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make api</text:p>
          </table:table-cell>
          <table:table-cell office:value-type="string" calcext:value-type="string">
            <text:p>django rest create (62)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projects</text:p>
          </table:table-cell>
          <table:table-cell office:value-type="string" calcext:value-type="string">
            <text:p>django rest create (62)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ke api in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in python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python api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se of django rest framework</text:p>
          </table:table-cell>
          <table:table-cell office:value-type="string" calcext:value-type="string">
            <text:p>django rest create (62)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pi django rest framework</text:p>
          </table:table-cell>
          <table:table-cell office:value-type="string" calcext:value-type="string">
            <text:p>django rest create (62)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create api</text:p>
          </table:table-cell>
          <table:table-cell office:value-type="string" calcext:value-type="string">
            <text:p>django rest create (62)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 api using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ing api in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rite api in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pi creation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ful web services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ke api with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rest api in django rest framework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ing rest api in python using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rest api with django rest framework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rest api with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rest api using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rest api python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rest api in python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pi with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rest api in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 django rest api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development using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 a python rest api with the django rest framework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 a rest api with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 an api with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 rest apis with django rest framework and python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ing an api with django rest framework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ing apis with django and django rest framework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 django api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 rest api in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django rest api project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 rest api in python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 rest api with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n api in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n api with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pi in django rest framework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pi using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creation in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pi using python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django api project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pi using django rest framework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login</text:p>
          </table:table-cell>
          <table:table-cell office:value-type="string" calcext:value-type="string">
            <text:p>django rest login (15)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78169150/login-and-authentication-with-django-rest-framework, https://www.django-rest-framework.org/tutorial/4-authentication-and-permissions/, https://mattermost.com/blog/user-authentication-with-the-django-rest-framework-and-angular/, https://medium.com/@michal.drozdze/django-rest-framework-jwt-authentication-social-login-login-with-google-8911332f1008, https://medium.com/django-rest/django-rest-framework-login-and-register-user-fd91cf6029d5, https://testdriven.io/blog/django-rest-auth/, https://www.django-rest-framework.org/api-guide/authentication/, https://coffeebytes.dev/en/login-using-django-rest-framework-drf/, https://www.reddit.com/r/django/comments/13yubqb/what_is_the_best_auth_method_for_django_rest/, https://www.guguweb.com/2022/01/23/django-rest-framework-authentication-the-easy-wa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pi login</text:p>
          </table:table-cell>
          <table:table-cell office:value-type="string" calcext:value-type="string">
            <text:p>django rest login (15)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78169150/login-and-authentication-with-django-rest-framework, https://www.django-rest-framework.org/tutorial/4-authentication-and-permissions/, https://mattermost.com/blog/user-authentication-with-the-django-rest-framework-and-angular/, https://medium.com/@michal.drozdze/django-rest-framework-jwt-authentication-social-login-login-with-google-8911332f1008, https://medium.com/django-rest/django-rest-framework-login-and-register-user-fd91cf6029d5, https://testdriven.io/blog/django-rest-auth/, https://www.django-rest-framework.org/api-guide/authentication/, https://coffeebytes.dev/en/login-using-django-rest-framework-drf/, https://www.reddit.com/r/django/comments/13yubqb/what_is_the_best_auth_method_for_django_rest/, https://www.guguweb.com/2022/01/23/django-rest-framework-authentication-the-easy-wa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ogin api django</text:p>
          </table:table-cell>
          <table:table-cell office:value-type="string" calcext:value-type="string">
            <text:p>django rest login (15)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78169150/login-and-authentication-with-django-rest-framework, https://www.django-rest-framework.org/tutorial/4-authentication-and-permissions/, https://mattermost.com/blog/user-authentication-with-the-django-rest-framework-and-angular/, https://medium.com/@michal.drozdze/django-rest-framework-jwt-authentication-social-login-login-with-google-8911332f1008, https://medium.com/django-rest/django-rest-framework-login-and-register-user-fd91cf6029d5, https://testdriven.io/blog/django-rest-auth/, https://www.django-rest-framework.org/api-guide/authentication/, https://coffeebytes.dev/en/login-using-django-rest-framework-drf/, https://www.reddit.com/r/django/comments/13yubqb/what_is_the_best_auth_method_for_django_rest/, https://www.guguweb.com/2022/01/23/django-rest-framework-authentication-the-easy-wa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ogin api in django</text:p>
          </table:table-cell>
          <table:table-cell office:value-type="string" calcext:value-type="string">
            <text:p>django rest login (15)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78169150/login-and-authentication-with-django-rest-framework, https://www.django-rest-framework.org/tutorial/4-authentication-and-permissions/, https://mattermost.com/blog/user-authentication-with-the-django-rest-framework-and-angular/, https://medium.com/@michal.drozdze/django-rest-framework-jwt-authentication-social-login-login-with-google-8911332f1008, https://medium.com/django-rest/django-rest-framework-login-and-register-user-fd91cf6029d5, https://testdriven.io/blog/django-rest-auth/, https://www.django-rest-framework.org/api-guide/authentication/, https://coffeebytes.dev/en/login-using-django-rest-framework-drf/, https://www.reddit.com/r/django/comments/13yubqb/what_is_the_best_auth_method_for_django_rest/, https://www.guguweb.com/2022/01/23/django-rest-framework-authentication-the-easy-wa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login rest api</text:p>
          </table:table-cell>
          <table:table-cell office:value-type="string" calcext:value-type="string">
            <text:p>django rest login (15)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78169150/login-and-authentication-with-django-rest-framework, https://www.django-rest-framework.org/tutorial/4-authentication-and-permissions/, https://mattermost.com/blog/user-authentication-with-the-django-rest-framework-and-angular/, https://medium.com/@michal.drozdze/django-rest-framework-jwt-authentication-social-login-login-with-google-8911332f1008, https://medium.com/django-rest/django-rest-framework-login-and-register-user-fd91cf6029d5, https://testdriven.io/blog/django-rest-auth/, https://www.django-rest-framework.org/api-guide/authentication/, https://coffeebytes.dev/en/login-using-django-rest-framework-drf/, https://www.reddit.com/r/django/comments/13yubqb/what_is_the_best_auth_method_for_django_rest/, https://www.guguweb.com/2022/01/23/django-rest-framework-authentication-the-easy-wa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login</text:p>
          </table:table-cell>
          <table:table-cell office:value-type="string" calcext:value-type="string">
            <text:p>django rest login (15)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78169150/login-and-authentication-with-django-rest-framework, https://www.django-rest-framework.org/tutorial/4-authentication-and-permissions/, https://mattermost.com/blog/user-authentication-with-the-django-rest-framework-and-angular/, https://medium.com/@michal.drozdze/django-rest-framework-jwt-authentication-social-login-login-with-google-8911332f1008, https://medium.com/django-rest/django-rest-framework-login-and-register-user-fd91cf6029d5, https://testdriven.io/blog/django-rest-auth/, https://www.django-rest-framework.org/api-guide/authentication/, https://coffeebytes.dev/en/login-using-django-rest-framework-drf/, https://www.reddit.com/r/django/comments/13yubqb/what_is_the_best_auth_method_for_django_rest/, https://www.guguweb.com/2022/01/23/django-rest-framework-authentication-the-easy-wa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login api</text:p>
          </table:table-cell>
          <table:table-cell office:value-type="string" calcext:value-type="string">
            <text:p>django rest login (15)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78169150/login-and-authentication-with-django-rest-framework, https://www.django-rest-framework.org/tutorial/4-authentication-and-permissions/, https://mattermost.com/blog/user-authentication-with-the-django-rest-framework-and-angular/, https://medium.com/@michal.drozdze/django-rest-framework-jwt-authentication-social-login-login-with-google-8911332f1008, https://medium.com/django-rest/django-rest-framework-login-and-register-user-fd91cf6029d5, https://testdriven.io/blog/django-rest-auth/, https://www.django-rest-framework.org/api-guide/authentication/, https://coffeebytes.dev/en/login-using-django-rest-framework-drf/, https://www.reddit.com/r/django/comments/13yubqb/what_is_the_best_auth_method_for_django_rest/, https://www.guguweb.com/2022/01/23/django-rest-framework-authentication-the-easy-wa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login api</text:p>
          </table:table-cell>
          <table:table-cell office:value-type="string" calcext:value-type="string">
            <text:p>django rest login (15)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78169150/login-and-authentication-with-django-rest-framework, https://www.django-rest-framework.org/tutorial/4-authentication-and-permissions/, https://mattermost.com/blog/user-authentication-with-the-django-rest-framework-and-angular/, https://medium.com/@michal.drozdze/django-rest-framework-jwt-authentication-social-login-login-with-google-8911332f1008, https://medium.com/django-rest/django-rest-framework-login-and-register-user-fd91cf6029d5, https://testdriven.io/blog/django-rest-auth/, https://www.django-rest-framework.org/api-guide/authentication/, https://coffeebytes.dev/en/login-using-django-rest-framework-drf/, https://www.reddit.com/r/django/comments/13yubqb/what_is_the_best_auth_method_for_django_rest/, https://www.guguweb.com/2022/01/23/django-rest-framework-authentication-the-easy-wa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ogin api django rest framework</text:p>
          </table:table-cell>
          <table:table-cell office:value-type="string" calcext:value-type="string">
            <text:p>django rest login (15)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78169150/login-and-authentication-with-django-rest-framework, https://www.django-rest-framework.org/tutorial/4-authentication-and-permissions/, https://mattermost.com/blog/user-authentication-with-the-django-rest-framework-and-angular/, https://medium.com/@michal.drozdze/django-rest-framework-jwt-authentication-social-login-login-with-google-8911332f1008, https://medium.com/django-rest/django-rest-framework-login-and-register-user-fd91cf6029d5, https://testdriven.io/blog/django-rest-auth/, https://www.django-rest-framework.org/api-guide/authentication/, https://coffeebytes.dev/en/login-using-django-rest-framework-drf/, https://www.reddit.com/r/django/comments/13yubqb/what_is_the_best_auth_method_for_django_rest/, https://www.guguweb.com/2022/01/23/django-rest-framework-authentication-the-easy-wa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login api in django rest framework</text:p>
          </table:table-cell>
          <table:table-cell office:value-type="string" calcext:value-type="string">
            <text:p>django rest login (15)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78169150/login-and-authentication-with-django-rest-framework, https://www.django-rest-framework.org/tutorial/4-authentication-and-permissions/, https://mattermost.com/blog/user-authentication-with-the-django-rest-framework-and-angular/, https://medium.com/@michal.drozdze/django-rest-framework-jwt-authentication-social-login-login-with-google-8911332f1008, https://medium.com/django-rest/django-rest-framework-login-and-register-user-fd91cf6029d5, https://testdriven.io/blog/django-rest-auth/, https://www.django-rest-framework.org/api-guide/authentication/, https://coffeebytes.dev/en/login-using-django-rest-framework-drf/, https://www.reddit.com/r/django/comments/13yubqb/what_is_the_best_auth_method_for_django_rest/, https://www.guguweb.com/2022/01/23/django-rest-framework-authentication-the-easy-wa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login api example</text:p>
          </table:table-cell>
          <table:table-cell office:value-type="string" calcext:value-type="string">
            <text:p>django rest login (15)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78169150/login-and-authentication-with-django-rest-framework, https://www.django-rest-framework.org/tutorial/4-authentication-and-permissions/, https://mattermost.com/blog/user-authentication-with-the-django-rest-framework-and-angular/, https://medium.com/@michal.drozdze/django-rest-framework-jwt-authentication-social-login-login-with-google-8911332f1008, https://medium.com/django-rest/django-rest-framework-login-and-register-user-fd91cf6029d5, https://testdriven.io/blog/django-rest-auth/, https://www.django-rest-framework.org/api-guide/authentication/, https://coffeebytes.dev/en/login-using-django-rest-framework-drf/, https://www.reddit.com/r/django/comments/13yubqb/what_is_the_best_auth_method_for_django_rest/, https://www.guguweb.com/2022/01/23/django-rest-framework-authentication-the-easy-wa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ogin api in django rest framework</text:p>
          </table:table-cell>
          <table:table-cell office:value-type="string" calcext:value-type="string">
            <text:p>django rest login (15)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78169150/login-and-authentication-with-django-rest-framework, https://www.django-rest-framework.org/tutorial/4-authentication-and-permissions/, https://mattermost.com/blog/user-authentication-with-the-django-rest-framework-and-angular/, https://medium.com/@michal.drozdze/django-rest-framework-jwt-authentication-social-login-login-with-google-8911332f1008, https://medium.com/django-rest/django-rest-framework-login-and-register-user-fd91cf6029d5, https://testdriven.io/blog/django-rest-auth/, https://www.django-rest-framework.org/api-guide/authentication/, https://coffeebytes.dev/en/login-using-django-rest-framework-drf/, https://www.reddit.com/r/django/comments/13yubqb/what_is_the_best_auth_method_for_django_rest/, https://www.guguweb.com/2022/01/23/django-rest-framework-authentication-the-easy-wa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ogin api using django rest framework</text:p>
          </table:table-cell>
          <table:table-cell office:value-type="string" calcext:value-type="string">
            <text:p>django rest login (15)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78169150/login-and-authentication-with-django-rest-framework, https://www.django-rest-framework.org/tutorial/4-authentication-and-permissions/, https://mattermost.com/blog/user-authentication-with-the-django-rest-framework-and-angular/, https://medium.com/@michal.drozdze/django-rest-framework-jwt-authentication-social-login-login-with-google-8911332f1008, https://medium.com/django-rest/django-rest-framework-login-and-register-user-fd91cf6029d5, https://testdriven.io/blog/django-rest-auth/, https://www.django-rest-framework.org/api-guide/authentication/, https://coffeebytes.dev/en/login-using-django-rest-framework-drf/, https://www.reddit.com/r/django/comments/13yubqb/what_is_the_best_auth_method_for_django_rest/, https://www.guguweb.com/2022/01/23/django-rest-framework-authentication-the-easy-wa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ogin in django rest framework</text:p>
          </table:table-cell>
          <table:table-cell office:value-type="string" calcext:value-type="string">
            <text:p>django rest login (15)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78169150/login-and-authentication-with-django-rest-framework, https://www.django-rest-framework.org/tutorial/4-authentication-and-permissions/, https://mattermost.com/blog/user-authentication-with-the-django-rest-framework-and-angular/, https://medium.com/@michal.drozdze/django-rest-framework-jwt-authentication-social-login-login-with-google-8911332f1008, https://medium.com/django-rest/django-rest-framework-login-and-register-user-fd91cf6029d5, https://testdriven.io/blog/django-rest-auth/, https://www.django-rest-framework.org/api-guide/authentication/, https://coffeebytes.dev/en/login-using-django-rest-framework-drf/, https://www.reddit.com/r/django/comments/13yubqb/what_is_the_best_auth_method_for_django_rest/, https://www.guguweb.com/2022/01/23/django-rest-framework-authentication-the-easy-wa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ogin with django rest framework</text:p>
          </table:table-cell>
          <table:table-cell office:value-type="string" calcext:value-type="string">
            <text:p>django rest login (15)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78169150/login-and-authentication-with-django-rest-framework, https://www.django-rest-framework.org/tutorial/4-authentication-and-permissions/, https://mattermost.com/blog/user-authentication-with-the-django-rest-framework-and-angular/, https://medium.com/@michal.drozdze/django-rest-framework-jwt-authentication-social-login-login-with-google-8911332f1008, https://medium.com/django-rest/django-rest-framework-login-and-register-user-fd91cf6029d5, https://testdriven.io/blog/django-rest-auth/, https://www.django-rest-framework.org/api-guide/authentication/, https://coffeebytes.dev/en/login-using-django-rest-framework-drf/, https://www.reddit.com/r/django/comments/13yubqb/what_is_the_best_auth_method_for_django_rest/, https://www.guguweb.com/2022/01/23/django-rest-framework-authentication-the-easy-wa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view django</text:p>
          </table:table-cell>
          <table:table-cell office:value-type="string" calcext:value-type="string">
            <text:p>api view django (13)</text:p>
          </table:table-cell>
          <table:table-cell office:value-type="float" office:value="52" calcext:value-type="float">
            <text:p>52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stdriven.io/blog/drf-views-part-1/, https://www.django-rest-framework.org/tutorial/3-class-based-views/, https://www.django-rest-framework.org/api-guide/views/, https://www.andela.com/blog-posts/how-to-use-django-rest-framework-apiview-to-create-a-django-api-part-1, https://medium.com/@mathur.danduprolu/apiview-vsviewset-in-django-rest-framework-aa9a77921d53, https://medium.com/@sydney.idundun/understanding-views-in-django-rest-framework-d78ca8042f04, https://www.django-rest-framework.org/api-guide/generic-views/, https://docs.djangoproject.com/en/5.2/ref/class-based-views/, https://medium.com/the-andela-way/creating-a-django-api-using-django-rest-framework-apiview-b365dca53c1d, https://stackoverflow.com/questions/76569094/how-to-call-api-view-from-another-view-in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pi view</text:p>
          </table:table-cell>
          <table:table-cell office:value-type="string" calcext:value-type="string">
            <text:p>api view django (13)</text:p>
          </table:table-cell>
          <table:table-cell office:value-type="float" office:value="52" calcext:value-type="float">
            <text:p>52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stdriven.io/blog/drf-views-part-1/, https://www.django-rest-framework.org/tutorial/3-class-based-views/, https://www.django-rest-framework.org/api-guide/views/, https://www.andela.com/blog-posts/how-to-use-django-rest-framework-apiview-to-create-a-django-api-part-1, https://medium.com/@mathur.danduprolu/apiview-vsviewset-in-django-rest-framework-aa9a77921d53, https://medium.com/@sydney.idundun/understanding-views-in-django-rest-framework-d78ca8042f04, https://www.django-rest-framework.org/api-guide/generic-views/, https://docs.djangoproject.com/en/5.2/ref/class-based-views/, https://medium.com/the-andela-way/creating-a-django-api-using-django-rest-framework-apiview-b365dca53c1d, https://stackoverflow.com/questions/76569094/how-to-call-api-view-from-another-view-in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view api</text:p>
          </table:table-cell>
          <table:table-cell office:value-type="string" calcext:value-type="string">
            <text:p>api view django (13)</text:p>
          </table:table-cell>
          <table:table-cell office:value-type="float" office:value="52" calcext:value-type="float">
            <text:p>52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stdriven.io/blog/drf-views-part-1/, https://www.django-rest-framework.org/tutorial/3-class-based-views/, https://www.django-rest-framework.org/api-guide/views/, https://www.andela.com/blog-posts/how-to-use-django-rest-framework-apiview-to-create-a-django-api-part-1, https://medium.com/@mathur.danduprolu/apiview-vsviewset-in-django-rest-framework-aa9a77921d53, https://medium.com/@sydney.idundun/understanding-views-in-django-rest-framework-d78ca8042f04, https://www.django-rest-framework.org/api-guide/generic-views/, https://docs.djangoproject.com/en/5.2/ref/class-based-views/, https://medium.com/the-andela-way/creating-a-django-api-using-django-rest-framework-apiview-b365dca53c1d, https://stackoverflow.com/questions/76569094/how-to-call-api-view-from-another-view-in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view</text:p>
          </table:table-cell>
          <table:table-cell office:value-type="string" calcext:value-type="string">
            <text:p>api view django (13)</text:p>
          </table:table-cell>
          <table:table-cell office:value-type="float" office:value="11" calcext:value-type="float">
            <text:p>11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stdriven.io/blog/drf-views-part-1/, https://www.django-rest-framework.org/tutorial/3-class-based-views/, https://www.django-rest-framework.org/api-guide/views/, https://www.andela.com/blog-posts/how-to-use-django-rest-framework-apiview-to-create-a-django-api-part-1, https://medium.com/@mathur.danduprolu/apiview-vsviewset-in-django-rest-framework-aa9a77921d53, https://medium.com/@sydney.idundun/understanding-views-in-django-rest-framework-d78ca8042f04, https://www.django-rest-framework.org/api-guide/generic-views/, https://docs.djangoproject.com/en/5.2/ref/class-based-views/, https://medium.com/the-andela-way/creating-a-django-api-using-django-rest-framework-apiview-b365dca53c1d, https://stackoverflow.com/questions/76569094/how-to-call-api-view-from-another-view-in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view django rest framework</text:p>
          </table:table-cell>
          <table:table-cell office:value-type="string" calcext:value-type="string">
            <text:p>api view django (13)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stdriven.io/blog/drf-views-part-1/, https://www.django-rest-framework.org/tutorial/3-class-based-views/, https://www.django-rest-framework.org/api-guide/views/, https://www.andela.com/blog-posts/how-to-use-django-rest-framework-apiview-to-create-a-django-api-part-1, https://medium.com/@mathur.danduprolu/apiview-vsviewset-in-django-rest-framework-aa9a77921d53, https://medium.com/@sydney.idundun/understanding-views-in-django-rest-framework-d78ca8042f04, https://www.django-rest-framework.org/api-guide/generic-views/, https://docs.djangoproject.com/en/5.2/ref/class-based-views/, https://medium.com/the-andela-way/creating-a-django-api-using-django-rest-framework-apiview-b365dca53c1d, https://stackoverflow.com/questions/76569094/how-to-call-api-view-from-another-view-in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api view</text:p>
          </table:table-cell>
          <table:table-cell office:value-type="string" calcext:value-type="string">
            <text:p>api view django (13)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stdriven.io/blog/drf-views-part-1/, https://www.django-rest-framework.org/tutorial/3-class-based-views/, https://www.django-rest-framework.org/api-guide/views/, https://www.andela.com/blog-posts/how-to-use-django-rest-framework-apiview-to-create-a-django-api-part-1, https://medium.com/@mathur.danduprolu/apiview-vsviewset-in-django-rest-framework-aa9a77921d53, https://medium.com/@sydney.idundun/understanding-views-in-django-rest-framework-d78ca8042f04, https://www.django-rest-framework.org/api-guide/generic-views/, https://docs.djangoproject.com/en/5.2/ref/class-based-views/, https://medium.com/the-andela-way/creating-a-django-api-using-django-rest-framework-apiview-b365dca53c1d, https://stackoverflow.com/questions/76569094/how-to-call-api-view-from-another-view-in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view in django</text:p>
          </table:table-cell>
          <table:table-cell office:value-type="string" calcext:value-type="string">
            <text:p>api view django (13)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stdriven.io/blog/drf-views-part-1/, https://www.django-rest-framework.org/tutorial/3-class-based-views/, https://www.django-rest-framework.org/api-guide/views/, https://www.andela.com/blog-posts/how-to-use-django-rest-framework-apiview-to-create-a-django-api-part-1, https://medium.com/@mathur.danduprolu/apiview-vsviewset-in-django-rest-framework-aa9a77921d53, https://medium.com/@sydney.idundun/understanding-views-in-django-rest-framework-d78ca8042f04, https://www.django-rest-framework.org/api-guide/generic-views/, https://docs.djangoproject.com/en/5.2/ref/class-based-views/, https://medium.com/the-andela-way/creating-a-django-api-using-django-rest-framework-apiview-b365dca53c1d, https://stackoverflow.com/questions/76569094/how-to-call-api-view-from-another-view-in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create api view</text:p>
          </table:table-cell>
          <table:table-cell office:value-type="string" calcext:value-type="string">
            <text:p>api view django (13)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stdriven.io/blog/drf-views-part-1/, https://www.django-rest-framework.org/tutorial/3-class-based-views/, https://www.django-rest-framework.org/api-guide/views/, https://www.andela.com/blog-posts/how-to-use-django-rest-framework-apiview-to-create-a-django-api-part-1, https://medium.com/@mathur.danduprolu/apiview-vsviewset-in-django-rest-framework-aa9a77921d53, https://medium.com/@sydney.idundun/understanding-views-in-django-rest-framework-d78ca8042f04, https://www.django-rest-framework.org/api-guide/generic-views/, https://docs.djangoproject.com/en/5.2/ref/class-based-views/, https://medium.com/the-andela-way/creating-a-django-api-using-django-rest-framework-apiview-b365dca53c1d, https://stackoverflow.com/questions/76569094/how-to-call-api-view-from-another-view-in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view in django rest framework</text:p>
          </table:table-cell>
          <table:table-cell office:value-type="string" calcext:value-type="string">
            <text:p>api view django (13)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stdriven.io/blog/drf-views-part-1/, https://www.django-rest-framework.org/tutorial/3-class-based-views/, https://www.django-rest-framework.org/api-guide/views/, https://www.andela.com/blog-posts/how-to-use-django-rest-framework-apiview-to-create-a-django-api-part-1, https://medium.com/@mathur.danduprolu/apiview-vsviewset-in-django-rest-framework-aa9a77921d53, https://medium.com/@sydney.idundun/understanding-views-in-django-rest-framework-d78ca8042f04, https://www.django-rest-framework.org/api-guide/generic-views/, https://docs.djangoproject.com/en/5.2/ref/class-based-views/, https://medium.com/the-andela-way/creating-a-django-api-using-django-rest-framework-apiview-b365dca53c1d, https://stackoverflow.com/questions/76569094/how-to-call-api-view-from-another-view-in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pi view django rest framework</text:p>
          </table:table-cell>
          <table:table-cell office:value-type="string" calcext:value-type="string">
            <text:p>api view django (13)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stdriven.io/blog/drf-views-part-1/, https://www.django-rest-framework.org/tutorial/3-class-based-views/, https://www.django-rest-framework.org/api-guide/views/, https://www.andela.com/blog-posts/how-to-use-django-rest-framework-apiview-to-create-a-django-api-part-1, https://medium.com/@mathur.danduprolu/apiview-vsviewset-in-django-rest-framework-aa9a77921d53, https://medium.com/@sydney.idundun/understanding-views-in-django-rest-framework-d78ca8042f04, https://www.django-rest-framework.org/api-guide/generic-views/, https://docs.djangoproject.com/en/5.2/ref/class-based-views/, https://medium.com/the-andela-way/creating-a-django-api-using-django-rest-framework-apiview-b365dca53c1d, https://stackoverflow.com/questions/76569094/how-to-call-api-view-from-another-view-in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pi view example</text:p>
          </table:table-cell>
          <table:table-cell office:value-type="string" calcext:value-type="string">
            <text:p>api view django (13)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stdriven.io/blog/drf-views-part-1/, https://www.django-rest-framework.org/tutorial/3-class-based-views/, https://www.django-rest-framework.org/api-guide/views/, https://www.andela.com/blog-posts/how-to-use-django-rest-framework-apiview-to-create-a-django-api-part-1, https://medium.com/@mathur.danduprolu/apiview-vsviewset-in-django-rest-framework-aa9a77921d53, https://medium.com/@sydney.idundun/understanding-views-in-django-rest-framework-d78ca8042f04, https://www.django-rest-framework.org/api-guide/generic-views/, https://docs.djangoproject.com/en/5.2/ref/class-based-views/, https://medium.com/the-andela-way/creating-a-django-api-using-django-rest-framework-apiview-b365dca53c1d, https://stackoverflow.com/questions/76569094/how-to-call-api-view-from-another-view-in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create api view</text:p>
          </table:table-cell>
          <table:table-cell office:value-type="string" calcext:value-type="string">
            <text:p>api view django (13)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stdriven.io/blog/drf-views-part-1/, https://www.django-rest-framework.org/tutorial/3-class-based-views/, https://www.django-rest-framework.org/api-guide/views/, https://www.andela.com/blog-posts/how-to-use-django-rest-framework-apiview-to-create-a-django-api-part-1, https://medium.com/@mathur.danduprolu/apiview-vsviewset-in-django-rest-framework-aa9a77921d53, https://medium.com/@sydney.idundun/understanding-views-in-django-rest-framework-d78ca8042f04, https://www.django-rest-framework.org/api-guide/generic-views/, https://docs.djangoproject.com/en/5.2/ref/class-based-views/, https://medium.com/the-andela-way/creating-a-django-api-using-django-rest-framework-apiview-b365dca53c1d, https://stackoverflow.com/questions/76569094/how-to-call-api-view-from-another-view-in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create api view example</text:p>
          </table:table-cell>
          <table:table-cell office:value-type="string" calcext:value-type="string">
            <text:p>api view django (13)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stdriven.io/blog/drf-views-part-1/, https://www.django-rest-framework.org/tutorial/3-class-based-views/, https://www.django-rest-framework.org/api-guide/views/, https://www.andela.com/blog-posts/how-to-use-django-rest-framework-apiview-to-create-a-django-api-part-1, https://medium.com/@mathur.danduprolu/apiview-vsviewset-in-django-rest-framework-aa9a77921d53, https://medium.com/@sydney.idundun/understanding-views-in-django-rest-framework-d78ca8042f04, https://www.django-rest-framework.org/api-guide/generic-views/, https://docs.djangoproject.com/en/5.2/ref/class-based-views/, https://medium.com/the-andela-way/creating-a-django-api-using-django-rest-framework-apiview-b365dca53c1d, https://stackoverflow.com/questions/76569094/how-to-call-api-view-from-another-view-in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</text:p>
          </table:table-cell>
          <table:table-cell office:value-type="string" calcext:value-type="string">
            <text:p>django rest (13)</text:p>
          </table:table-cell>
          <table:table-cell office:value-type="float" office:value="3351" calcext:value-type="float">
            <text:p>3351</text:p>
          </table:table-cell>
          <table:table-cell office:value-type="float" office:value="11326" calcext:value-type="float">
            <text:p>113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medium.com/@michal.drozdze/setting-up-a-django-api-with-django-rest-framework-drf-a-beginners-guide-cee5d61f00a6, https://testdriven.io/blog/drf-basics/, https://stackoverflow.com/questions/68088101/what-is-the-difference-between-django-and-django-rest-framework, https://www.reddit.com/r/django/comments/17dygoi/whats_difference_between_django_and/, https://github.com/encode/django-rest-framework, https://blog.logrocket.com/django-rest-framework-create-api/, https://radixweb.com/blog/create-rest-api-using-django-rest-framework, https://pypi.org/project/djangorestframework/, https://www.cdrf.c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</text:p>
          </table:table-cell>
          <table:table-cell office:value-type="string" calcext:value-type="string">
            <text:p>django rest (13)</text:p>
          </table:table-cell>
          <table:table-cell office:value-type="float" office:value="2318" calcext:value-type="float">
            <text:p>2318</text:p>
          </table:table-cell>
          <table:table-cell office:value-type="float" office:value="11326" calcext:value-type="float">
            <text:p>113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medium.com/@michal.drozdze/setting-up-a-django-api-with-django-rest-framework-drf-a-beginners-guide-cee5d61f00a6, https://testdriven.io/blog/drf-basics/, https://stackoverflow.com/questions/68088101/what-is-the-difference-between-django-and-django-rest-framework, https://www.reddit.com/r/django/comments/17dygoi/whats_difference_between_django_and/, https://github.com/encode/django-rest-framework, https://blog.logrocket.com/django-rest-framework-create-api/, https://radixweb.com/blog/create-rest-api-using-django-rest-framework, https://pypi.org/project/djangorestframework/, https://www.cdrf.c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framework rest</text:p>
          </table:table-cell>
          <table:table-cell office:value-type="string" calcext:value-type="string">
            <text:p>django rest (13)</text:p>
          </table:table-cell>
          <table:table-cell office:value-type="float" office:value="2318" calcext:value-type="float">
            <text:p>2318</text:p>
          </table:table-cell>
          <table:table-cell office:value-type="float" office:value="11326" calcext:value-type="float">
            <text:p>113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medium.com/@michal.drozdze/setting-up-a-django-api-with-django-rest-framework-drf-a-beginners-guide-cee5d61f00a6, https://testdriven.io/blog/drf-basics/, https://stackoverflow.com/questions/68088101/what-is-the-difference-between-django-and-django-rest-framework, https://www.reddit.com/r/django/comments/17dygoi/whats_difference_between_django_and/, https://github.com/encode/django-rest-framework, https://blog.logrocket.com/django-rest-framework-create-api/, https://radixweb.com/blog/create-rest-api-using-django-rest-framework, https://pypi.org/project/djangorestframework/, https://www.cdrf.c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django</text:p>
          </table:table-cell>
          <table:table-cell office:value-type="string" calcext:value-type="string">
            <text:p>django rest (13)</text:p>
          </table:table-cell>
          <table:table-cell office:value-type="float" office:value="2318" calcext:value-type="float">
            <text:p>2318</text:p>
          </table:table-cell>
          <table:table-cell office:value-type="float" office:value="11326" calcext:value-type="float">
            <text:p>113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medium.com/@michal.drozdze/setting-up-a-django-api-with-django-rest-framework-drf-a-beginners-guide-cee5d61f00a6, https://testdriven.io/blog/drf-basics/, https://stackoverflow.com/questions/68088101/what-is-the-difference-between-django-and-django-rest-framework, https://www.reddit.com/r/django/comments/17dygoi/whats_difference_between_django_and/, https://github.com/encode/django-rest-framework, https://blog.logrocket.com/django-rest-framework-create-api/, https://radixweb.com/blog/create-rest-api-using-django-rest-framework, https://pypi.org/project/djangorestframework/, https://www.cdrf.c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drf</text:p>
          </table:table-cell>
          <table:table-cell office:value-type="string" calcext:value-type="string">
            <text:p>django rest (13)</text:p>
          </table:table-cell>
          <table:table-cell office:value-type="float" office:value="633" calcext:value-type="float">
            <text:p>633</text:p>
          </table:table-cell>
          <table:table-cell office:value-type="float" office:value="11326" calcext:value-type="float">
            <text:p>113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medium.com/@michal.drozdze/setting-up-a-django-api-with-django-rest-framework-drf-a-beginners-guide-cee5d61f00a6, https://testdriven.io/blog/drf-basics/, https://stackoverflow.com/questions/68088101/what-is-the-difference-between-django-and-django-rest-framework, https://www.reddit.com/r/django/comments/17dygoi/whats_difference_between_django_and/, https://github.com/encode/django-rest-framework, https://blog.logrocket.com/django-rest-framework-create-api/, https://radixweb.com/blog/create-rest-api-using-django-rest-framework, https://pypi.org/project/djangorestframework/, https://www.cdrf.c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drf</text:p>
          </table:table-cell>
          <table:table-cell office:value-type="string" calcext:value-type="string">
            <text:p>django rest (13)</text:p>
          </table:table-cell>
          <table:table-cell office:value-type="float" office:value="174" calcext:value-type="float">
            <text:p>174</text:p>
          </table:table-cell>
          <table:table-cell office:value-type="float" office:value="11326" calcext:value-type="float">
            <text:p>113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medium.com/@michal.drozdze/setting-up-a-django-api-with-django-rest-framework-drf-a-beginners-guide-cee5d61f00a6, https://testdriven.io/blog/drf-basics/, https://stackoverflow.com/questions/68088101/what-is-the-difference-between-django-and-django-rest-framework, https://www.reddit.com/r/django/comments/17dygoi/whats_difference_between_django_and/, https://github.com/encode/django-rest-framework, https://blog.logrocket.com/django-rest-framework-create-api/, https://radixweb.com/blog/create-rest-api-using-django-rest-framework, https://pypi.org/project/djangorestframework/, https://www.cdrf.c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rf api</text:p>
          </table:table-cell>
          <table:table-cell office:value-type="string" calcext:value-type="string">
            <text:p>django rest (13)</text:p>
          </table:table-cell>
          <table:table-cell office:value-type="float" office:value="174" calcext:value-type="float">
            <text:p>174</text:p>
          </table:table-cell>
          <table:table-cell office:value-type="float" office:value="11326" calcext:value-type="float">
            <text:p>113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medium.com/@michal.drozdze/setting-up-a-django-api-with-django-rest-framework-drf-a-beginners-guide-cee5d61f00a6, https://testdriven.io/blog/drf-basics/, https://stackoverflow.com/questions/68088101/what-is-the-difference-between-django-and-django-rest-framework, https://www.reddit.com/r/django/comments/17dygoi/whats_difference_between_django_and/, https://github.com/encode/django-rest-framework, https://blog.logrocket.com/django-rest-framework-create-api/, https://radixweb.com/blog/create-rest-api-using-django-rest-framework, https://pypi.org/project/djangorestframework/, https://www.cdrf.c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rf in django</text:p>
          </table:table-cell>
          <table:table-cell office:value-type="string" calcext:value-type="string">
            <text:p>django rest (13)</text:p>
          </table:table-cell>
          <table:table-cell office:value-type="float" office:value="22" calcext:value-type="float">
            <text:p>22</text:p>
          </table:table-cell>
          <table:table-cell office:value-type="float" office:value="11326" calcext:value-type="float">
            <text:p>113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medium.com/@michal.drozdze/setting-up-a-django-api-with-django-rest-framework-drf-a-beginners-guide-cee5d61f00a6, https://testdriven.io/blog/drf-basics/, https://stackoverflow.com/questions/68088101/what-is-the-difference-between-django-and-django-rest-framework, https://www.reddit.com/r/django/comments/17dygoi/whats_difference_between_django_and/, https://github.com/encode/django-rest-framework, https://blog.logrocket.com/django-rest-framework-create-api/, https://radixweb.com/blog/create-rest-api-using-django-rest-framework, https://pypi.org/project/djangorestframework/, https://www.cdrf.c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nd drf</text:p>
          </table:table-cell>
          <table:table-cell office:value-type="string" calcext:value-type="string">
            <text:p>django rest (13)</text:p>
          </table:table-cell>
          <table:table-cell office:value-type="float" office:value="9" calcext:value-type="float">
            <text:p>9</text:p>
          </table:table-cell>
          <table:table-cell office:value-type="float" office:value="11326" calcext:value-type="float">
            <text:p>113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medium.com/@michal.drozdze/setting-up-a-django-api-with-django-rest-framework-drf-a-beginners-guide-cee5d61f00a6, https://testdriven.io/blog/drf-basics/, https://stackoverflow.com/questions/68088101/what-is-the-difference-between-django-and-django-rest-framework, https://www.reddit.com/r/django/comments/17dygoi/whats_difference_between_django_and/, https://github.com/encode/django-rest-framework, https://blog.logrocket.com/django-rest-framework-create-api/, https://radixweb.com/blog/create-rest-api-using-django-rest-framework, https://pypi.org/project/djangorestframework/, https://www.cdrf.c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frame work</text:p>
          </table:table-cell>
          <table:table-cell office:value-type="string" calcext:value-type="string">
            <text:p>django rest (13)</text:p>
          </table:table-cell>
          <table:table-cell office:value-type="float" office:value="5" calcext:value-type="float">
            <text:p>5</text:p>
          </table:table-cell>
          <table:table-cell office:value-type="float" office:value="11326" calcext:value-type="float">
            <text:p>113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medium.com/@michal.drozdze/setting-up-a-django-api-with-django-rest-framework-drf-a-beginners-guide-cee5d61f00a6, https://testdriven.io/blog/drf-basics/, https://stackoverflow.com/questions/68088101/what-is-the-difference-between-django-and-django-rest-framework, https://www.reddit.com/r/django/comments/17dygoi/whats_difference_between_django_and/, https://github.com/encode/django-rest-framework, https://blog.logrocket.com/django-rest-framework-create-api/, https://radixweb.com/blog/create-rest-api-using-django-rest-framework, https://pypi.org/project/djangorestframework/, https://www.cdrf.c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</text:p>
          </table:table-cell>
          <table:table-cell office:value-type="string" calcext:value-type="string">
            <text:p>django rest (13)</text:p>
          </table:table-cell>
          <table:table-cell office:value-type="float" office:value="3" calcext:value-type="float">
            <text:p>3</text:p>
          </table:table-cell>
          <table:table-cell office:value-type="float" office:value="11326" calcext:value-type="float">
            <text:p>113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medium.com/@michal.drozdze/setting-up-a-django-api-with-django-rest-framework-drf-a-beginners-guide-cee5d61f00a6, https://testdriven.io/blog/drf-basics/, https://stackoverflow.com/questions/68088101/what-is-the-difference-between-django-and-django-rest-framework, https://www.reddit.com/r/django/comments/17dygoi/whats_difference_between_django_and/, https://github.com/encode/django-rest-framework, https://blog.logrocket.com/django-rest-framework-create-api/, https://radixweb.com/blog/create-rest-api-using-django-rest-framework, https://pypi.org/project/djangorestframework/, https://www.cdrf.c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 work</text:p>
          </table:table-cell>
          <table:table-cell office:value-type="string" calcext:value-type="string">
            <text:p>django rest (13)</text:p>
          </table:table-cell>
          <table:table-cell office:value-type="float" office:value="1" calcext:value-type="float">
            <text:p>1</text:p>
          </table:table-cell>
          <table:table-cell office:value-type="float" office:value="11326" calcext:value-type="float">
            <text:p>113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medium.com/@michal.drozdze/setting-up-a-django-api-with-django-rest-framework-drf-a-beginners-guide-cee5d61f00a6, https://testdriven.io/blog/drf-basics/, https://stackoverflow.com/questions/68088101/what-is-the-difference-between-django-and-django-rest-framework, https://www.reddit.com/r/django/comments/17dygoi/whats_difference_between_django_and/, https://github.com/encode/django-rest-framework, https://blog.logrocket.com/django-rest-framework-create-api/, https://radixweb.com/blog/create-rest-api-using-django-rest-framework, https://pypi.org/project/djangorestframework/, https://www.cdrf.c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_framework</text:p>
          </table:table-cell>
          <table:table-cell office:value-type="string" calcext:value-type="string">
            <text:p>django rest (13)</text:p>
          </table:table-cell>
          <table:table-cell office:value-type="float" office:value="0" calcext:value-type="float">
            <text:p>0</text:p>
          </table:table-cell>
          <table:table-cell office:value-type="float" office:value="11326" calcext:value-type="float">
            <text:p>113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medium.com/@michal.drozdze/setting-up-a-django-api-with-django-rest-framework-drf-a-beginners-guide-cee5d61f00a6, https://testdriven.io/blog/drf-basics/, https://stackoverflow.com/questions/68088101/what-is-the-difference-between-django-and-django-rest-framework, https://www.reddit.com/r/django/comments/17dygoi/whats_difference_between_django_and/, https://github.com/encode/django-rest-framework, https://blog.logrocket.com/django-rest-framework-create-api/, https://radixweb.com/blog/create-rest-api-using-django-rest-framework, https://pypi.org/project/djangorestframework/, https://www.cdrf.c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install</text:p>
          </table:table-cell>
          <table:table-cell office:value-type="string" calcext:value-type="string">
            <text:p>django rest install (9)</text:p>
          </table:table-cell>
          <table:table-cell office:value-type="float" office:value="91" calcext:value-type="float">
            <text:p>91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dog.com/articles/how-to-install-django-rest-framework/, https://medium.com/@michal.drozdze/setting-up-a-django-api-with-django-rest-framework-drf-a-beginners-guide-cee5d61f00a6, https://pypi.org/project/djangorestframework/, https://www.django-rest-framework.org/, https://refine.dev/blog/django-rest-framework/, https://django-rest-framework-json-api.readthedocs.io/en/stable/getting-started.html, https://www.django-rest-framework.org/tutorial/quickstart/, https://radixweb.com/blog/create-rest-api-using-django-rest-framework, https://blog.logrocket.com/django-rest-framework-create-api/, https://django-rest-framework-simplejwt.readthedocs.io/en/latest/getting_started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install</text:p>
          </table:table-cell>
          <table:table-cell office:value-type="string" calcext:value-type="string">
            <text:p>django rest install (9)</text:p>
          </table:table-cell>
          <table:table-cell office:value-type="float" office:value="73" calcext:value-type="float">
            <text:p>73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dog.com/articles/how-to-install-django-rest-framework/, https://medium.com/@michal.drozdze/setting-up-a-django-api-with-django-rest-framework-drf-a-beginners-guide-cee5d61f00a6, https://pypi.org/project/djangorestframework/, https://www.django-rest-framework.org/, https://refine.dev/blog/django-rest-framework/, https://django-rest-framework-json-api.readthedocs.io/en/stable/getting-started.html, https://www.django-rest-framework.org/tutorial/quickstart/, https://radixweb.com/blog/create-rest-api-using-django-rest-framework, https://blog.logrocket.com/django-rest-framework-create-api/, https://django-rest-framework-simplejwt.readthedocs.io/en/latest/getting_started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all django rest framework</text:p>
          </table:table-cell>
          <table:table-cell office:value-type="string" calcext:value-type="string">
            <text:p>django rest install (9)</text:p>
          </table:table-cell>
          <table:table-cell office:value-type="float" office:value="73" calcext:value-type="float">
            <text:p>73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dog.com/articles/how-to-install-django-rest-framework/, https://medium.com/@michal.drozdze/setting-up-a-django-api-with-django-rest-framework-drf-a-beginners-guide-cee5d61f00a6, https://pypi.org/project/djangorestframework/, https://www.django-rest-framework.org/, https://refine.dev/blog/django-rest-framework/, https://django-rest-framework-json-api.readthedocs.io/en/stable/getting-started.html, https://www.django-rest-framework.org/tutorial/quickstart/, https://radixweb.com/blog/create-rest-api-using-django-rest-framework, https://blog.logrocket.com/django-rest-framework-create-api/, https://django-rest-framework-simplejwt.readthedocs.io/en/latest/getting_started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all rest framework django</text:p>
          </table:table-cell>
          <table:table-cell office:value-type="string" calcext:value-type="string">
            <text:p>django rest install (9)</text:p>
          </table:table-cell>
          <table:table-cell office:value-type="float" office:value="73" calcext:value-type="float">
            <text:p>73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dog.com/articles/how-to-install-django-rest-framework/, https://medium.com/@michal.drozdze/setting-up-a-django-api-with-django-rest-framework-drf-a-beginners-guide-cee5d61f00a6, https://pypi.org/project/djangorestframework/, https://www.django-rest-framework.org/, https://refine.dev/blog/django-rest-framework/, https://django-rest-framework-json-api.readthedocs.io/en/stable/getting-started.html, https://www.django-rest-framework.org/tutorial/quickstart/, https://radixweb.com/blog/create-rest-api-using-django-rest-framework, https://blog.logrocket.com/django-rest-framework-create-api/, https://django-rest-framework-simplejwt.readthedocs.io/en/latest/getting_started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framework django install</text:p>
          </table:table-cell>
          <table:table-cell office:value-type="string" calcext:value-type="string">
            <text:p>django rest install (9)</text:p>
          </table:table-cell>
          <table:table-cell office:value-type="float" office:value="73" calcext:value-type="float">
            <text:p>73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dog.com/articles/how-to-install-django-rest-framework/, https://medium.com/@michal.drozdze/setting-up-a-django-api-with-django-rest-framework-drf-a-beginners-guide-cee5d61f00a6, https://pypi.org/project/djangorestframework/, https://www.django-rest-framework.org/, https://refine.dev/blog/django-rest-framework/, https://django-rest-framework-json-api.readthedocs.io/en/stable/getting-started.html, https://www.django-rest-framework.org/tutorial/quickstart/, https://radixweb.com/blog/create-rest-api-using-django-rest-framework, https://blog.logrocket.com/django-rest-framework-create-api/, https://django-rest-framework-simplejwt.readthedocs.io/en/latest/getting_started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djangorestframework</text:p>
          </table:table-cell>
          <table:table-cell office:value-type="string" calcext:value-type="string">
            <text:p>django rest install (9)</text:p>
          </table:table-cell>
          <table:table-cell office:value-type="float" office:value="24" calcext:value-type="float">
            <text:p>24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dog.com/articles/how-to-install-django-rest-framework/, https://medium.com/@michal.drozdze/setting-up-a-django-api-with-django-rest-framework-drf-a-beginners-guide-cee5d61f00a6, https://pypi.org/project/djangorestframework/, https://www.django-rest-framework.org/, https://refine.dev/blog/django-rest-framework/, https://django-rest-framework-json-api.readthedocs.io/en/stable/getting-started.html, https://www.django-rest-framework.org/tutorial/quickstart/, https://radixweb.com/blog/create-rest-api-using-django-rest-framework, https://blog.logrocket.com/django-rest-framework-create-api/, https://django-rest-framework-simplejwt.readthedocs.io/en/latest/getting_started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all rest_framework</text:p>
          </table:table-cell>
          <table:table-cell office:value-type="string" calcext:value-type="string">
            <text:p>django rest install (9)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dog.com/articles/how-to-install-django-rest-framework/, https://medium.com/@michal.drozdze/setting-up-a-django-api-with-django-rest-framework-drf-a-beginners-guide-cee5d61f00a6, https://pypi.org/project/djangorestframework/, https://www.django-rest-framework.org/, https://refine.dev/blog/django-rest-framework/, https://django-rest-framework-json-api.readthedocs.io/en/stable/getting-started.html, https://www.django-rest-framework.org/tutorial/quickstart/, https://radixweb.com/blog/create-rest-api-using-django-rest-framework, https://blog.logrocket.com/django-rest-framework-create-api/, https://django-rest-framework-simplejwt.readthedocs.io/en/latest/getting_started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all rest_framework django</text:p>
          </table:table-cell>
          <table:table-cell office:value-type="string" calcext:value-type="string">
            <text:p>django rest install (9)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dog.com/articles/how-to-install-django-rest-framework/, https://medium.com/@michal.drozdze/setting-up-a-django-api-with-django-rest-framework-drf-a-beginners-guide-cee5d61f00a6, https://pypi.org/project/djangorestframework/, https://www.django-rest-framework.org/, https://refine.dev/blog/django-rest-framework/, https://django-rest-framework-json-api.readthedocs.io/en/stable/getting-started.html, https://www.django-rest-framework.org/tutorial/quickstart/, https://radixweb.com/blog/create-rest-api-using-django-rest-framework, https://blog.logrocket.com/django-rest-framework-create-api/, https://django-rest-framework-simplejwt.readthedocs.io/en/latest/getting_started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thon rest_framework</text:p>
          </table:table-cell>
          <table:table-cell office:value-type="string" calcext:value-type="string">
            <text:p>django rest install (9)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dog.com/articles/how-to-install-django-rest-framework/, https://medium.com/@michal.drozdze/setting-up-a-django-api-with-django-rest-framework-drf-a-beginners-guide-cee5d61f00a6, https://pypi.org/project/djangorestframework/, https://www.django-rest-framework.org/, https://refine.dev/blog/django-rest-framework/, https://django-rest-framework-json-api.readthedocs.io/en/stable/getting-started.html, https://www.django-rest-framework.org/tutorial/quickstart/, https://radixweb.com/blog/create-rest-api-using-django-rest-framework, https://blog.logrocket.com/django-rest-framework-create-api/, https://django-rest-framework-simplejwt.readthedocs.io/en/latest/getting_started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mysql</text:p>
          </table:table-cell>
          <table:table-cell office:value-type="string" calcext:value-type="string">
            <text:p>django rest mysql (8)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ourcery.blog/how-to-build-api-with-django-rest-framework-and-mysql/, https://dev.to/msnmongare/title-building-a-food-api-with-django-and-mysql-5b12, https://stackoverflow.com/questions/74700192/how-to-save-data-from-api-to-my-mysql-database-in-django-rest-project, https://github.com/bezkoder/django-rest-api-mysql, https://www.bezkoder.com/django-crud-mysql-rest-framework/, https://www.django-rest-framework.org/tutorial/quickstart/, https://docs.djangoproject.com/en/5.2/ref/databases/, https://medium.com/@sinturana07/create-crud-operation-using-django-inbuilt-form-and-mysql-using-the-database-in-project-chapter-6-968a907dcb9a, https://stackoverflow.com/questions/67939145/how-to-insert-values-into-mysql-database-through-django-restapi, https://www.udemy.com/course/create-an-api-with-python-django-mysql-rest-framework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mysql rest api</text:p>
          </table:table-cell>
          <table:table-cell office:value-type="string" calcext:value-type="string">
            <text:p>django rest mysql (8)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ourcery.blog/how-to-build-api-with-django-rest-framework-and-mysql/, https://dev.to/msnmongare/title-building-a-food-api-with-django-and-mysql-5b12, https://stackoverflow.com/questions/74700192/how-to-save-data-from-api-to-my-mysql-database-in-django-rest-project, https://github.com/bezkoder/django-rest-api-mysql, https://www.bezkoder.com/django-crud-mysql-rest-framework/, https://www.django-rest-framework.org/tutorial/quickstart/, https://docs.djangoproject.com/en/5.2/ref/databases/, https://medium.com/@sinturana07/create-crud-operation-using-django-inbuilt-form-and-mysql-using-the-database-in-project-chapter-6-968a907dcb9a, https://stackoverflow.com/questions/67939145/how-to-insert-values-into-mysql-database-through-django-restapi, https://www.udemy.com/course/create-an-api-with-python-django-mysql-rest-framework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mysql</text:p>
          </table:table-cell>
          <table:table-cell office:value-type="string" calcext:value-type="string">
            <text:p>django rest mysql (8)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ourcery.blog/how-to-build-api-with-django-rest-framework-and-mysql/, https://dev.to/msnmongare/title-building-a-food-api-with-django-and-mysql-5b12, https://stackoverflow.com/questions/74700192/how-to-save-data-from-api-to-my-mysql-database-in-django-rest-project, https://github.com/bezkoder/django-rest-api-mysql, https://www.bezkoder.com/django-crud-mysql-rest-framework/, https://www.django-rest-framework.org/tutorial/quickstart/, https://docs.djangoproject.com/en/5.2/ref/databases/, https://medium.com/@sinturana07/create-crud-operation-using-django-inbuilt-form-and-mysql-using-the-database-in-project-chapter-6-968a907dcb9a, https://stackoverflow.com/questions/67939145/how-to-insert-values-into-mysql-database-through-django-restapi, https://www.udemy.com/course/create-an-api-with-python-django-mysql-rest-framework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mysql</text:p>
          </table:table-cell>
          <table:table-cell office:value-type="string" calcext:value-type="string">
            <text:p>django rest mysql (8)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ourcery.blog/how-to-build-api-with-django-rest-framework-and-mysql/, https://dev.to/msnmongare/title-building-a-food-api-with-django-and-mysql-5b12, https://stackoverflow.com/questions/74700192/how-to-save-data-from-api-to-my-mysql-database-in-django-rest-project, https://github.com/bezkoder/django-rest-api-mysql, https://www.bezkoder.com/django-crud-mysql-rest-framework/, https://www.django-rest-framework.org/tutorial/quickstart/, https://docs.djangoproject.com/en/5.2/ref/databases/, https://medium.com/@sinturana07/create-crud-operation-using-django-inbuilt-form-and-mysql-using-the-database-in-project-chapter-6-968a907dcb9a, https://stackoverflow.com/questions/67939145/how-to-insert-values-into-mysql-database-through-django-restapi, https://www.udemy.com/course/create-an-api-with-python-django-mysql-rest-framework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n api with python django mysql rest framework</text:p>
          </table:table-cell>
          <table:table-cell office:value-type="string" calcext:value-type="string">
            <text:p>django rest mysql (8)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ourcery.blog/how-to-build-api-with-django-rest-framework-and-mysql/, https://dev.to/msnmongare/title-building-a-food-api-with-django-and-mysql-5b12, https://stackoverflow.com/questions/74700192/how-to-save-data-from-api-to-my-mysql-database-in-django-rest-project, https://github.com/bezkoder/django-rest-api-mysql, https://www.bezkoder.com/django-crud-mysql-rest-framework/, https://www.django-rest-framework.org/tutorial/quickstart/, https://docs.djangoproject.com/en/5.2/ref/databases/, https://medium.com/@sinturana07/create-crud-operation-using-django-inbuilt-form-and-mysql-using-the-database-in-project-chapter-6-968a907dcb9a, https://stackoverflow.com/questions/67939145/how-to-insert-values-into-mysql-database-through-django-restapi, https://www.udemy.com/course/create-an-api-with-python-django-mysql-rest-framework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with mysql database</text:p>
          </table:table-cell>
          <table:table-cell office:value-type="string" calcext:value-type="string">
            <text:p>django rest mysql (8)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ourcery.blog/how-to-build-api-with-django-rest-framework-and-mysql/, https://dev.to/msnmongare/title-building-a-food-api-with-django-and-mysql-5b12, https://stackoverflow.com/questions/74700192/how-to-save-data-from-api-to-my-mysql-database-in-django-rest-project, https://github.com/bezkoder/django-rest-api-mysql, https://www.bezkoder.com/django-crud-mysql-rest-framework/, https://www.django-rest-framework.org/tutorial/quickstart/, https://docs.djangoproject.com/en/5.2/ref/databases/, https://medium.com/@sinturana07/create-crud-operation-using-django-inbuilt-form-and-mysql-using-the-database-in-project-chapter-6-968a907dcb9a, https://stackoverflow.com/questions/67939145/how-to-insert-values-into-mysql-database-through-django-restapi, https://www.udemy.com/course/create-an-api-with-python-django-mysql-rest-framework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with mysql</text:p>
          </table:table-cell>
          <table:table-cell office:value-type="string" calcext:value-type="string">
            <text:p>django rest mysql (8)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ourcery.blog/how-to-build-api-with-django-rest-framework-and-mysql/, https://dev.to/msnmongare/title-building-a-food-api-with-django-and-mysql-5b12, https://stackoverflow.com/questions/74700192/how-to-save-data-from-api-to-my-mysql-database-in-django-rest-project, https://github.com/bezkoder/django-rest-api-mysql, https://www.bezkoder.com/django-crud-mysql-rest-framework/, https://www.django-rest-framework.org/tutorial/quickstart/, https://docs.djangoproject.com/en/5.2/ref/databases/, https://medium.com/@sinturana07/create-crud-operation-using-django-inbuilt-form-and-mysql-using-the-database-in-project-chapter-6-968a907dcb9a, https://stackoverflow.com/questions/67939145/how-to-insert-values-into-mysql-database-through-django-restapi, https://www.udemy.com/course/create-an-api-with-python-django-mysql-rest-framework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thon django rest api with mysql</text:p>
          </table:table-cell>
          <table:table-cell office:value-type="string" calcext:value-type="string">
            <text:p>django rest mysql (8)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ourcery.blog/how-to-build-api-with-django-rest-framework-and-mysql/, https://dev.to/msnmongare/title-building-a-food-api-with-django-and-mysql-5b12, https://stackoverflow.com/questions/74700192/how-to-save-data-from-api-to-my-mysql-database-in-django-rest-project, https://github.com/bezkoder/django-rest-api-mysql, https://www.bezkoder.com/django-crud-mysql-rest-framework/, https://www.django-rest-framework.org/tutorial/quickstart/, https://docs.djangoproject.com/en/5.2/ref/databases/, https://medium.com/@sinturana07/create-crud-operation-using-django-inbuilt-form-and-mysql-using-the-database-in-project-chapter-6-968a907dcb9a, https://stackoverflow.com/questions/67939145/how-to-insert-values-into-mysql-database-through-django-restapi, https://www.udemy.com/course/create-an-api-with-python-django-mysql-rest-framework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user django rest framework</text:p>
          </table:table-cell>
          <table:table-cell office:value-type="string" calcext:value-type="string">
            <text:p>create user django rest framework (7)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um.com/django-rest/django-rest-framework-login-and-register-user-fd91cf6029d5, https://www.django-rest-framework.org/api-guide/authentication/, https://forum.djangoproject.com/t/new-to-django-how-to-create-an-api-to-register-new-users/24815, https://stackoverflow.com/questions/16857450/how-to-register-users-in-django-rest-framework, https://www.django-rest-framework.org/tutorial/quickstart/, https://forum.djangoproject.com/t/correct-way-to-let-user-register-sign-up-with-drf/1370, https://www.django-rest-framework.org/tutorial/4-authentication-and-permissions/, https://www.reddit.com/r/django/comments/jm0i53/proper_way_to_implement_different_users_in_django/, https://django-rest-registration.readthedocs.io/, https://medium.com/@michal.drozdze/django-rest-framework-jwt-authentication-sign-up-api-with-email-confirmation-0cfc6054ce8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create user</text:p>
          </table:table-cell>
          <table:table-cell office:value-type="string" calcext:value-type="string">
            <text:p>create user django rest framework (7)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um.com/django-rest/django-rest-framework-login-and-register-user-fd91cf6029d5, https://www.django-rest-framework.org/api-guide/authentication/, https://forum.djangoproject.com/t/new-to-django-how-to-create-an-api-to-register-new-users/24815, https://stackoverflow.com/questions/16857450/how-to-register-users-in-django-rest-framework, https://www.django-rest-framework.org/tutorial/quickstart/, https://forum.djangoproject.com/t/correct-way-to-let-user-register-sign-up-with-drf/1370, https://www.django-rest-framework.org/tutorial/4-authentication-and-permissions/, https://www.reddit.com/r/django/comments/jm0i53/proper_way_to_implement_different_users_in_django/, https://django-rest-registration.readthedocs.io/, https://medium.com/@michal.drozdze/django-rest-framework-jwt-authentication-sign-up-api-with-email-confirmation-0cfc6054ce8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create user</text:p>
          </table:table-cell>
          <table:table-cell office:value-type="string" calcext:value-type="string">
            <text:p>create user django rest framework (7)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um.com/django-rest/django-rest-framework-login-and-register-user-fd91cf6029d5, https://www.django-rest-framework.org/api-guide/authentication/, https://forum.djangoproject.com/t/new-to-django-how-to-create-an-api-to-register-new-users/24815, https://stackoverflow.com/questions/16857450/how-to-register-users-in-django-rest-framework, https://www.django-rest-framework.org/tutorial/quickstart/, https://forum.djangoproject.com/t/correct-way-to-let-user-register-sign-up-with-drf/1370, https://www.django-rest-framework.org/tutorial/4-authentication-and-permissions/, https://www.reddit.com/r/django/comments/jm0i53/proper_way_to_implement_different_users_in_django/, https://django-rest-registration.readthedocs.io/, https://medium.com/@michal.drozdze/django-rest-framework-jwt-authentication-sign-up-api-with-email-confirmation-0cfc6054ce8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create user api</text:p>
          </table:table-cell>
          <table:table-cell office:value-type="string" calcext:value-type="string">
            <text:p>create user django rest framework (7)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um.com/django-rest/django-rest-framework-login-and-register-user-fd91cf6029d5, https://www.django-rest-framework.org/api-guide/authentication/, https://forum.djangoproject.com/t/new-to-django-how-to-create-an-api-to-register-new-users/24815, https://stackoverflow.com/questions/16857450/how-to-register-users-in-django-rest-framework, https://www.django-rest-framework.org/tutorial/quickstart/, https://forum.djangoproject.com/t/correct-way-to-let-user-register-sign-up-with-drf/1370, https://www.django-rest-framework.org/tutorial/4-authentication-and-permissions/, https://www.reddit.com/r/django/comments/jm0i53/proper_way_to_implement_different_users_in_django/, https://django-rest-registration.readthedocs.io/, https://medium.com/@michal.drozdze/django-rest-framework-jwt-authentication-sign-up-api-with-email-confirmation-0cfc6054ce8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user registration and login api</text:p>
          </table:table-cell>
          <table:table-cell office:value-type="string" calcext:value-type="string">
            <text:p>create user django rest framework (7)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um.com/django-rest/django-rest-framework-login-and-register-user-fd91cf6029d5, https://www.django-rest-framework.org/api-guide/authentication/, https://forum.djangoproject.com/t/new-to-django-how-to-create-an-api-to-register-new-users/24815, https://stackoverflow.com/questions/16857450/how-to-register-users-in-django-rest-framework, https://www.django-rest-framework.org/tutorial/quickstart/, https://forum.djangoproject.com/t/correct-way-to-let-user-register-sign-up-with-drf/1370, https://www.django-rest-framework.org/tutorial/4-authentication-and-permissions/, https://www.reddit.com/r/django/comments/jm0i53/proper_way_to_implement_different_users_in_django/, https://django-rest-registration.readthedocs.io/, https://medium.com/@michal.drozdze/django-rest-framework-jwt-authentication-sign-up-api-with-email-confirmation-0cfc6054ce8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user registration api</text:p>
          </table:table-cell>
          <table:table-cell office:value-type="string" calcext:value-type="string">
            <text:p>create user django rest framework (7)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um.com/django-rest/django-rest-framework-login-and-register-user-fd91cf6029d5, https://www.django-rest-framework.org/api-guide/authentication/, https://forum.djangoproject.com/t/new-to-django-how-to-create-an-api-to-register-new-users/24815, https://stackoverflow.com/questions/16857450/how-to-register-users-in-django-rest-framework, https://www.django-rest-framework.org/tutorial/quickstart/, https://forum.djangoproject.com/t/correct-way-to-let-user-register-sign-up-with-drf/1370, https://www.django-rest-framework.org/tutorial/4-authentication-and-permissions/, https://www.reddit.com/r/django/comments/jm0i53/proper_way_to_implement_different_users_in_django/, https://django-rest-registration.readthedocs.io/, https://medium.com/@michal.drozdze/django-rest-framework-jwt-authentication-sign-up-api-with-email-confirmation-0cfc6054ce8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gistration api in django rest framework</text:p>
          </table:table-cell>
          <table:table-cell office:value-type="string" calcext:value-type="string">
            <text:p>create user django rest framework (7)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um.com/django-rest/django-rest-framework-login-and-register-user-fd91cf6029d5, https://www.django-rest-framework.org/api-guide/authentication/, https://forum.djangoproject.com/t/new-to-django-how-to-create-an-api-to-register-new-users/24815, https://stackoverflow.com/questions/16857450/how-to-register-users-in-django-rest-framework, https://www.django-rest-framework.org/tutorial/quickstart/, https://forum.djangoproject.com/t/correct-way-to-let-user-register-sign-up-with-drf/1370, https://www.django-rest-framework.org/tutorial/4-authentication-and-permissions/, https://www.reddit.com/r/django/comments/jm0i53/proper_way_to_implement_different_users_in_django/, https://django-rest-registration.readthedocs.io/, https://medium.com/@michal.drozdze/django-rest-framework-jwt-authentication-sign-up-api-with-email-confirmation-0cfc6054ce8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search</text:p>
          </table:table-cell>
          <table:table-cell office:value-type="string" calcext:value-type="string">
            <text:p>django rest search (5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theresa_okoro/implementing-search-functionality-in-django-rest-framework-drf-2fp0, https://stackoverflow.com/questions/73291573/filtering-and-searching-with-django-rest-framework, https://www.django-rest-framework.org/api-guide/filtering/, https://www.reddit.com/r/django/comments/14h0c8z/filtering_and_searching_with_django_rest/, https://medium.com/@KaziMushfiq1234/searchfilter-in-django-rest-45d1d19ded15, https://dev.to/kihuni/comprehensive-guide-to-filtering-in-django-rest-framework-drf-with-a-real-world-example-563p, https://medium.com/swlh/searching-in-django-rest-framework-45aad62e7782, https://www.django-rest-framework.org/api-guide/generic-views/, https://blog.devgenius.io/filtering-in-django-rest-framework-drf-5fe94a0de782, https://medium.com/@alensabu12xtz/day-12-filtering-search-and-ordering-in-django-rest-framework-6db5e8eff8d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search</text:p>
          </table:table-cell>
          <table:table-cell office:value-type="string" calcext:value-type="string">
            <text:p>django rest search (5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theresa_okoro/implementing-search-functionality-in-django-rest-framework-drf-2fp0, https://stackoverflow.com/questions/73291573/filtering-and-searching-with-django-rest-framework, https://www.django-rest-framework.org/api-guide/filtering/, https://www.reddit.com/r/django/comments/14h0c8z/filtering_and_searching_with_django_rest/, https://medium.com/@KaziMushfiq1234/searchfilter-in-django-rest-45d1d19ded15, https://dev.to/kihuni/comprehensive-guide-to-filtering-in-django-rest-framework-drf-with-a-real-world-example-563p, https://medium.com/swlh/searching-in-django-rest-framework-45aad62e7782, https://www.django-rest-framework.org/api-guide/generic-views/, https://blog.devgenius.io/filtering-in-django-rest-framework-drf-5fe94a0de782, https://medium.com/@alensabu12xtz/day-12-filtering-search-and-ordering-in-django-rest-framework-6db5e8eff8d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search</text:p>
          </table:table-cell>
          <table:table-cell office:value-type="string" calcext:value-type="string">
            <text:p>django rest search (5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theresa_okoro/implementing-search-functionality-in-django-rest-framework-drf-2fp0, https://stackoverflow.com/questions/73291573/filtering-and-searching-with-django-rest-framework, https://www.django-rest-framework.org/api-guide/filtering/, https://www.reddit.com/r/django/comments/14h0c8z/filtering_and_searching_with_django_rest/, https://medium.com/@KaziMushfiq1234/searchfilter-in-django-rest-45d1d19ded15, https://dev.to/kihuni/comprehensive-guide-to-filtering-in-django-rest-framework-drf-with-a-real-world-example-563p, https://medium.com/swlh/searching-in-django-rest-framework-45aad62e7782, https://www.django-rest-framework.org/api-guide/generic-views/, https://blog.devgenius.io/filtering-in-django-rest-framework-drf-5fe94a0de782, https://medium.com/@alensabu12xtz/day-12-filtering-search-and-ordering-in-django-rest-framework-6db5e8eff8d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search api</text:p>
          </table:table-cell>
          <table:table-cell office:value-type="string" calcext:value-type="string">
            <text:p>django rest search (5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theresa_okoro/implementing-search-functionality-in-django-rest-framework-drf-2fp0, https://stackoverflow.com/questions/73291573/filtering-and-searching-with-django-rest-framework, https://www.django-rest-framework.org/api-guide/filtering/, https://www.reddit.com/r/django/comments/14h0c8z/filtering_and_searching_with_django_rest/, https://medium.com/@KaziMushfiq1234/searchfilter-in-django-rest-45d1d19ded15, https://dev.to/kihuni/comprehensive-guide-to-filtering-in-django-rest-framework-drf-with-a-real-world-example-563p, https://medium.com/swlh/searching-in-django-rest-framework-45aad62e7782, https://www.django-rest-framework.org/api-guide/generic-views/, https://blog.devgenius.io/filtering-in-django-rest-framework-drf-5fe94a0de782, https://medium.com/@alensabu12xtz/day-12-filtering-search-and-ordering-in-django-rest-framework-6db5e8eff8d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earch_fields django rest framework</text:p>
          </table:table-cell>
          <table:table-cell office:value-type="string" calcext:value-type="string">
            <text:p>django rest search (5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theresa_okoro/implementing-search-functionality-in-django-rest-framework-drf-2fp0, https://stackoverflow.com/questions/73291573/filtering-and-searching-with-django-rest-framework, https://www.django-rest-framework.org/api-guide/filtering/, https://www.reddit.com/r/django/comments/14h0c8z/filtering_and_searching_with_django_rest/, https://medium.com/@KaziMushfiq1234/searchfilter-in-django-rest-45d1d19ded15, https://dev.to/kihuni/comprehensive-guide-to-filtering-in-django-rest-framework-drf-with-a-real-world-example-563p, https://medium.com/swlh/searching-in-django-rest-framework-45aad62e7782, https://www.django-rest-framework.org/api-guide/generic-views/, https://blog.devgenius.io/filtering-in-django-rest-framework-drf-5fe94a0de782, https://medium.com/@alensabu12xtz/day-12-filtering-search-and-ordering-in-django-rest-framework-6db5e8eff8d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rf oauth2</text:p>
          </table:table-cell>
          <table:table-cell office:value-type="string" calcext:value-type="string">
            <text:p>drf oauth2 (5)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oauth-toolkit.readthedocs.io/en/latest/rest-framework/getting_started.html, https://princeigwe.medium.com/a-guide-to-oauth2-0-authorization-with-django-rest-framework-521c36c8cb18, https://www.django-rest-framework.org/api-guide/authentication/, https://www.toptal.com/django/integrate-oauth-2-into-django-drf-back-end, https://medium.com/@mathur.danduprolu/day-4-implementing-oauth2-authentication-in-django-148b505aae7c, https://www.yeti.co/blog/oauth2-with-django-rest-framework, https://forum.djangoproject.com/t/oauth2-rest-api/15485, https://pypi.org/project/django-rest-framework-social-oauth2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oauth2</text:p>
          </table:table-cell>
          <table:table-cell office:value-type="string" calcext:value-type="string">
            <text:p>drf oauth2 (5)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oauth-toolkit.readthedocs.io/en/latest/rest-framework/getting_started.html, https://princeigwe.medium.com/a-guide-to-oauth2-0-authorization-with-django-rest-framework-521c36c8cb18, https://www.django-rest-framework.org/api-guide/authentication/, https://www.toptal.com/django/integrate-oauth-2-into-django-drf-back-end, https://medium.com/@mathur.danduprolu/day-4-implementing-oauth2-authentication-in-django-148b505aae7c, https://www.yeti.co/blog/oauth2-with-django-rest-framework, https://forum.djangoproject.com/t/oauth2-rest-api/15485, https://pypi.org/project/django-rest-framework-social-oauth2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oauth2 tutorial</text:p>
          </table:table-cell>
          <table:table-cell office:value-type="string" calcext:value-type="string">
            <text:p>drf oauth2 (5)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oauth-toolkit.readthedocs.io/en/latest/rest-framework/getting_started.html, https://princeigwe.medium.com/a-guide-to-oauth2-0-authorization-with-django-rest-framework-521c36c8cb18, https://www.django-rest-framework.org/api-guide/authentication/, https://www.toptal.com/django/integrate-oauth-2-into-django-drf-back-end, https://medium.com/@mathur.danduprolu/day-4-implementing-oauth2-authentication-in-django-148b505aae7c, https://www.yeti.co/blog/oauth2-with-django-rest-framework, https://forum.djangoproject.com/t/oauth2-rest-api/15485, https://pypi.org/project/django-rest-framework-social-oauth2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oauth2</text:p>
          </table:table-cell>
          <table:table-cell office:value-type="string" calcext:value-type="string">
            <text:p>drf oauth2 (5)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oauth-toolkit.readthedocs.io/en/latest/rest-framework/getting_started.html, https://princeigwe.medium.com/a-guide-to-oauth2-0-authorization-with-django-rest-framework-521c36c8cb18, https://www.django-rest-framework.org/api-guide/authentication/, https://www.toptal.com/django/integrate-oauth-2-into-django-drf-back-end, https://medium.com/@mathur.danduprolu/day-4-implementing-oauth2-authentication-in-django-148b505aae7c, https://www.yeti.co/blog/oauth2-with-django-rest-framework, https://forum.djangoproject.com/t/oauth2-rest-api/15485, https://pypi.org/project/django-rest-framework-social-oauth2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auth2 django rest framework</text:p>
          </table:table-cell>
          <table:table-cell office:value-type="string" calcext:value-type="string">
            <text:p>drf oauth2 (5)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oauth-toolkit.readthedocs.io/en/latest/rest-framework/getting_started.html, https://princeigwe.medium.com/a-guide-to-oauth2-0-authorization-with-django-rest-framework-521c36c8cb18, https://www.django-rest-framework.org/api-guide/authentication/, https://www.toptal.com/django/integrate-oauth-2-into-django-drf-back-end, https://medium.com/@mathur.danduprolu/day-4-implementing-oauth2-authentication-in-django-148b505aae7c, https://www.yeti.co/blog/oauth2-with-django-rest-framework, https://forum.djangoproject.com/t/oauth2-rest-api/15485, https://pypi.org/project/django-rest-framework-social-oauth2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tutorial</text:p>
          </table:table-cell>
          <table:table-cell office:value-type="string" calcext:value-type="string">
            <text:p>django rest api tutorial (5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earndjango.com/tutorials/official-django-rest-framework-tutorial-beginners, https://medium.com/@ahmalopers703/getting-started-with-django-rest-api-for-beginners-9c121a2ce0d3, https://www.django-rest-framework.org/tutorial/quickstart/, https://www.moesif.com/blog/technical/api-development/Django-REST-API-Tutorial/, https://www.django-rest-framework.org/tutorial/1-serialization/, https://blog.logrocket.com/django-rest-framework-create-api/, https://medium.com/@mathur.danduprolu/a-beginners-guide-to-building-rest-apis-with-python-and-django-rest-framework-ac9153d9ab7a, https://www.reddit.com/r/django/comments/1eb1595/resources_to_learn_django_rest_framework/, https://radixweb.com/blog/create-rest-api-using-django-rest-framework, https://www.django-rest-framework.org/community/tutorials-and-resource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est django rest framework tutorial</text:p>
          </table:table-cell>
          <table:table-cell office:value-type="string" calcext:value-type="string">
            <text:p>django rest api tutorial (5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earndjango.com/tutorials/official-django-rest-framework-tutorial-beginners, https://medium.com/@ahmalopers703/getting-started-with-django-rest-api-for-beginners-9c121a2ce0d3, https://www.django-rest-framework.org/tutorial/quickstart/, https://www.moesif.com/blog/technical/api-development/Django-REST-API-Tutorial/, https://www.django-rest-framework.org/tutorial/1-serialization/, https://blog.logrocket.com/django-rest-framework-create-api/, https://medium.com/@mathur.danduprolu/a-beginners-guide-to-building-rest-apis-with-python-and-django-rest-framework-ac9153d9ab7a, https://www.reddit.com/r/django/comments/1eb1595/resources_to_learn_django_rest_framework/, https://radixweb.com/blog/create-rest-api-using-django-rest-framework, https://www.django-rest-framework.org/community/tutorials-and-resource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complete tutorial</text:p>
          </table:table-cell>
          <table:table-cell office:value-type="string" calcext:value-type="string">
            <text:p>django rest api tutorial (5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earndjango.com/tutorials/official-django-rest-framework-tutorial-beginners, https://medium.com/@ahmalopers703/getting-started-with-django-rest-api-for-beginners-9c121a2ce0d3, https://www.django-rest-framework.org/tutorial/quickstart/, https://www.moesif.com/blog/technical/api-development/Django-REST-API-Tutorial/, https://www.django-rest-framework.org/tutorial/1-serialization/, https://blog.logrocket.com/django-rest-framework-create-api/, https://medium.com/@mathur.danduprolu/a-beginners-guide-to-building-rest-apis-with-python-and-django-rest-framework-ac9153d9ab7a, https://www.reddit.com/r/django/comments/1eb1595/resources_to_learn_django_rest_framework/, https://radixweb.com/blog/create-rest-api-using-django-rest-framework, https://www.django-rest-framework.org/community/tutorials-and-resource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api with django tutorial</text:p>
          </table:table-cell>
          <table:table-cell office:value-type="string" calcext:value-type="string">
            <text:p>django rest api tutorial (5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earndjango.com/tutorials/official-django-rest-framework-tutorial-beginners, https://medium.com/@ahmalopers703/getting-started-with-django-rest-api-for-beginners-9c121a2ce0d3, https://www.django-rest-framework.org/tutorial/quickstart/, https://www.moesif.com/blog/technical/api-development/Django-REST-API-Tutorial/, https://www.django-rest-framework.org/tutorial/1-serialization/, https://blog.logrocket.com/django-rest-framework-create-api/, https://medium.com/@mathur.danduprolu/a-beginners-guide-to-building-rest-apis-with-python-and-django-rest-framework-ac9153d9ab7a, https://www.reddit.com/r/django/comments/1eb1595/resources_to_learn_django_rest_framework/, https://radixweb.com/blog/create-rest-api-using-django-rest-framework, https://www.django-rest-framework.org/community/tutorials-and-resource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ful api django tutorial</text:p>
          </table:table-cell>
          <table:table-cell office:value-type="string" calcext:value-type="string">
            <text:p>django rest api tutorial (5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earndjango.com/tutorials/official-django-rest-framework-tutorial-beginners, https://medium.com/@ahmalopers703/getting-started-with-django-rest-api-for-beginners-9c121a2ce0d3, https://www.django-rest-framework.org/tutorial/quickstart/, https://www.moesif.com/blog/technical/api-development/Django-REST-API-Tutorial/, https://www.django-rest-framework.org/tutorial/1-serialization/, https://blog.logrocket.com/django-rest-framework-create-api/, https://medium.com/@mathur.danduprolu/a-beginners-guide-to-building-rest-apis-with-python-and-django-rest-framework-ac9153d9ab7a, https://www.reddit.com/r/django/comments/1eb1595/resources_to_learn_django_rest_framework/, https://radixweb.com/blog/create-rest-api-using-django-rest-framework, https://www.django-rest-framework.org/community/tutorials-and-resource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llauth api</text:p>
          </table:table-cell>
          <table:table-cell office:value-type="string" calcext:value-type="string">
            <text:p>django allauth api (4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lauth.org/docs/draft-api/, https://forum.djangoproject.com/t/how-to-use-allauth-with-rest-only-api-and-no-template-rendering/37666, https://medium.com/codex/django-allauth-vs-dj-rest-auth-vs-python-social-auth-vs-drf-social-oauth2-ef7d50f92d16, https://stackoverflow.com/questions/17861846/plug-in-django-allauth-as-endpoint-in-django-rest-framework, https://testdriven.io/blog/django-rest-auth/, https://www.reddit.com/r/django/comments/1cwdmkh/allauth_drf/, https://django-rest-auth.readthedocs.io/en/latest/installation.html, https://docs.allauth.org/, https://docs.allauth.org/en/dev/headless/integrations.html, https://docs.allauth.org/en/dev/headless/api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lauth django rest framework</text:p>
          </table:table-cell>
          <table:table-cell office:value-type="string" calcext:value-type="string">
            <text:p>django allauth api (4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lauth.org/docs/draft-api/, https://forum.djangoproject.com/t/how-to-use-allauth-with-rest-only-api-and-no-template-rendering/37666, https://medium.com/codex/django-allauth-vs-dj-rest-auth-vs-python-social-auth-vs-drf-social-oauth2-ef7d50f92d16, https://stackoverflow.com/questions/17861846/plug-in-django-allauth-as-endpoint-in-django-rest-framework, https://testdriven.io/blog/django-rest-auth/, https://www.reddit.com/r/django/comments/1cwdmkh/allauth_drf/, https://django-rest-auth.readthedocs.io/en/latest/installation.html, https://docs.allauth.org/, https://docs.allauth.org/en/dev/headless/integrations.html, https://docs.allauth.org/en/dev/headless/api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llauth rest framework</text:p>
          </table:table-cell>
          <table:table-cell office:value-type="string" calcext:value-type="string">
            <text:p>django allauth api (4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lauth.org/docs/draft-api/, https://forum.djangoproject.com/t/how-to-use-allauth-with-rest-only-api-and-no-template-rendering/37666, https://medium.com/codex/django-allauth-vs-dj-rest-auth-vs-python-social-auth-vs-drf-social-oauth2-ef7d50f92d16, https://stackoverflow.com/questions/17861846/plug-in-django-allauth-as-endpoint-in-django-rest-framework, https://testdriven.io/blog/django-rest-auth/, https://www.reddit.com/r/django/comments/1cwdmkh/allauth_drf/, https://django-rest-auth.readthedocs.io/en/latest/installation.html, https://docs.allauth.org/, https://docs.allauth.org/en/dev/headless/integrations.html, https://docs.allauth.org/en/dev/headless/api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llauth rest api</text:p>
          </table:table-cell>
          <table:table-cell office:value-type="string" calcext:value-type="string">
            <text:p>django allauth api (4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lauth.org/docs/draft-api/, https://forum.djangoproject.com/t/how-to-use-allauth-with-rest-only-api-and-no-template-rendering/37666, https://medium.com/codex/django-allauth-vs-dj-rest-auth-vs-python-social-auth-vs-drf-social-oauth2-ef7d50f92d16, https://stackoverflow.com/questions/17861846/plug-in-django-allauth-as-endpoint-in-django-rest-framework, https://testdriven.io/blog/django-rest-auth/, https://www.reddit.com/r/django/comments/1cwdmkh/allauth_drf/, https://django-rest-auth.readthedocs.io/en/latest/installation.html, https://docs.allauth.org/, https://docs.allauth.org/en/dev/headless/integrations.html, https://docs.allauth.org/en/dev/headless/api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rf browsable api</text:p>
          </table:table-cell>
          <table:table-cell office:value-type="string" calcext:value-type="string">
            <text:p>drf browsable api (4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tomchristie.github.io/rest-framework-2-docs/topics/browsable-api, https://gustavwillig.medium.com/learn-the-django-rest-framework-in-5-minutes-8902beac8bc5, https://python.plainenglish.io/how-to-use-the-browsable-api-in-django-rest-framework-529fc9d8df36, https://stackoverflow.com/questions/77267854/not-showing-browsable-api-interface-in-djanog-rest-framework, https://testdriven.io/tips/9aee5b07-bf7a-475b-91cc-d46e8f5c512a/, https://www.django-rest-framework.org/, https://www.django-rest-framework.org/topics/browsable-api/, https://www.django-rest-framework.org/api-guide/renderers/, https://www.django-rest-framework.org/topics/documenting-your-api/, https://www.reddit.com/r/django/comments/t2b41s/drf_do_you_use_both_swagger_and_browsable_api_or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rowsable api django rest framework</text:p>
          </table:table-cell>
          <table:table-cell office:value-type="string" calcext:value-type="string">
            <text:p>drf browsable api (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tomchristie.github.io/rest-framework-2-docs/topics/browsable-api, https://gustavwillig.medium.com/learn-the-django-rest-framework-in-5-minutes-8902beac8bc5, https://python.plainenglish.io/how-to-use-the-browsable-api-in-django-rest-framework-529fc9d8df36, https://stackoverflow.com/questions/77267854/not-showing-browsable-api-interface-in-djanog-rest-framework, https://testdriven.io/tips/9aee5b07-bf7a-475b-91cc-d46e8f5c512a/, https://www.django-rest-framework.org/, https://www.django-rest-framework.org/topics/browsable-api/, https://www.django-rest-framework.org/api-guide/renderers/, https://www.django-rest-framework.org/topics/documenting-your-api/, https://www.reddit.com/r/django/comments/t2b41s/drf_do_you_use_both_swagger_and_browsable_api_or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browsable api</text:p>
          </table:table-cell>
          <table:table-cell office:value-type="string" calcext:value-type="string">
            <text:p>drf browsable api (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tomchristie.github.io/rest-framework-2-docs/topics/browsable-api, https://gustavwillig.medium.com/learn-the-django-rest-framework-in-5-minutes-8902beac8bc5, https://python.plainenglish.io/how-to-use-the-browsable-api-in-django-rest-framework-529fc9d8df36, https://stackoverflow.com/questions/77267854/not-showing-browsable-api-interface-in-djanog-rest-framework, https://testdriven.io/tips/9aee5b07-bf7a-475b-91cc-d46e8f5c512a/, https://www.django-rest-framework.org/, https://www.django-rest-framework.org/topics/browsable-api/, https://www.django-rest-framework.org/api-guide/renderers/, https://www.django-rest-framework.org/topics/documenting-your-api/, https://www.reddit.com/r/django/comments/t2b41s/drf_do_you_use_both_swagger_and_browsable_api_or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browsable api</text:p>
          </table:table-cell>
          <table:table-cell office:value-type="string" calcext:value-type="string">
            <text:p>drf browsable api (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tomchristie.github.io/rest-framework-2-docs/topics/browsable-api, https://gustavwillig.medium.com/learn-the-django-rest-framework-in-5-minutes-8902beac8bc5, https://python.plainenglish.io/how-to-use-the-browsable-api-in-django-rest-framework-529fc9d8df36, https://stackoverflow.com/questions/77267854/not-showing-browsable-api-interface-in-djanog-rest-framework, https://testdriven.io/tips/9aee5b07-bf7a-475b-91cc-d46e8f5c512a/, https://www.django-rest-framework.org/, https://www.django-rest-framework.org/topics/browsable-api/, https://www.django-rest-framework.org/api-guide/renderers/, https://www.django-rest-framework.org/topics/documenting-your-api/, https://www.reddit.com/r/django/comments/t2b41s/drf_do_you_use_both_swagger_and_browsable_api_or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for apis</text:p>
          </table:table-cell>
          <table:table-cell office:value-type="string" calcext:value-type="string">
            <text:p>django for apis (3)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s.google.com/books?id=0VxwDwAAQBAJ&amp;printsec=frontcover, https://github.com/PragatiVerma18/Django-For-APIs, https://learndjango.com/courses/django-for-apis/, https://maktabkhooneh.org/mag/wp-content/uploads/2022/04/django-for-apis-build-web-apis-with-python-amp-django-1stnbsped_compress.pdf, https://www.amazon.com/Django-APIs-Build-web-Python/dp/1093633948, https://forum.djangoproject.com/t/consuming-own-api-in-django-web-application/22866, https://leanpub.com/b/djangoforbeginnersapisprofessionals, https://www.amazon.com/Django-APIs-Build-web-Python/dp/1735467227, https://www.reddit.com/r/django/comments/1aw5tnh/apis_for_django/, https://www.reddit.com/r/djangolearning/comments/1jvagqr/django_for_apis_5th_edition_build_web_apis_with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for apis build web apis with python and django</text:p>
          </table:table-cell>
          <table:table-cell office:value-type="string" calcext:value-type="string">
            <text:p>django for apis (3)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s.google.com/books?id=0VxwDwAAQBAJ&amp;printsec=frontcover, https://github.com/PragatiVerma18/Django-For-APIs, https://learndjango.com/courses/django-for-apis/, https://maktabkhooneh.org/mag/wp-content/uploads/2022/04/django-for-apis-build-web-apis-with-python-amp-django-1stnbsped_compress.pdf, https://www.amazon.com/Django-APIs-Build-web-Python/dp/1093633948, https://forum.djangoproject.com/t/consuming-own-api-in-django-web-application/22866, https://leanpub.com/b/djangoforbeginnersapisprofessionals, https://www.amazon.com/Django-APIs-Build-web-Python/dp/1735467227, https://www.reddit.com/r/django/comments/1aw5tnh/apis_for_django/, https://www.reddit.com/r/djangolearning/comments/1jvagqr/django_for_apis_5th_edition_build_web_apis_with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for apis build web apis with python &amp;amp;amp; django</text:p>
          </table:table-cell>
          <table:table-cell office:value-type="string" calcext:value-type="string">
            <text:p>django for apis (3)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s.google.com/books?id=0VxwDwAAQBAJ&amp;printsec=frontcover, https://github.com/PragatiVerma18/Django-For-APIs, https://learndjango.com/courses/django-for-apis/, https://maktabkhooneh.org/mag/wp-content/uploads/2022/04/django-for-apis-build-web-apis-with-python-amp-django-1stnbsped_compress.pdf, https://www.amazon.com/Django-APIs-Build-web-Python/dp/1093633948, https://forum.djangoproject.com/t/consuming-own-api-in-django-web-application/22866, https://leanpub.com/b/djangoforbeginnersapisprofessionals, https://www.amazon.com/Django-APIs-Build-web-Python/dp/1735467227, https://www.reddit.com/r/django/comments/1aw5tnh/apis_for_django/, https://www.reddit.com/r/djangolearning/comments/1jvagqr/django_for_apis_5th_edition_build_web_apis_with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sume api django</text:p>
          </table:table-cell>
          <table:table-cell office:value-type="string" calcext:value-type="string">
            <text:p>consume api django (3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calling-django-rest-api-in-flutter-app-locally/22454, https://forum.djangoproject.com/t/consuming-own-api-in-django-web-application/22866, https://medium.com/@nutanbhogendrasharma/consume-rest-api-in-django-web-application-130c0daa6f70, https://medium.com/@sabii375375/exploring-external-api-consumption-in-django-4886eda2a9c7, https://simpleisbetterthancomplex.com/tutorial/2018/02/03/how-to-use-restful-apis-with-django.html, https://stackoverflow.com/questions/30259452/proper-way-to-consume-data-from-restful-api-in-django, https://www.django-rest-framework.org/tutorial/2-requests-and-responses/, https://www.makeuseof.com/consume-django-apis-with-django-templates/, https://dev.to/xarala221/how-to-consume-restful-apis-with-django-the-easiest-way-4330, https://www.reddit.com/r/django/comments/wekxrr/consuming_rest_api_created_using_drf_inside_djang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consume api</text:p>
          </table:table-cell>
          <table:table-cell office:value-type="string" calcext:value-type="string">
            <text:p>consume api django (3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calling-django-rest-api-in-flutter-app-locally/22454, https://forum.djangoproject.com/t/consuming-own-api-in-django-web-application/22866, https://medium.com/@nutanbhogendrasharma/consume-rest-api-in-django-web-application-130c0daa6f70, https://medium.com/@sabii375375/exploring-external-api-consumption-in-django-4886eda2a9c7, https://simpleisbetterthancomplex.com/tutorial/2018/02/03/how-to-use-restful-apis-with-django.html, https://stackoverflow.com/questions/30259452/proper-way-to-consume-data-from-restful-api-in-django, https://www.django-rest-framework.org/tutorial/2-requests-and-responses/, https://www.makeuseof.com/consume-django-apis-with-django-templates/, https://dev.to/xarala221/how-to-consume-restful-apis-with-django-the-easiest-way-4330, https://www.reddit.com/r/django/comments/wekxrr/consuming_rest_api_created_using_drf_inside_djang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consume rest api</text:p>
          </table:table-cell>
          <table:table-cell office:value-type="string" calcext:value-type="string">
            <text:p>consume api django (3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calling-django-rest-api-in-flutter-app-locally/22454, https://forum.djangoproject.com/t/consuming-own-api-in-django-web-application/22866, https://medium.com/@nutanbhogendrasharma/consume-rest-api-in-django-web-application-130c0daa6f70, https://medium.com/@sabii375375/exploring-external-api-consumption-in-django-4886eda2a9c7, https://simpleisbetterthancomplex.com/tutorial/2018/02/03/how-to-use-restful-apis-with-django.html, https://stackoverflow.com/questions/30259452/proper-way-to-consume-data-from-restful-api-in-django, https://www.django-rest-framework.org/tutorial/2-requests-and-responses/, https://www.makeuseof.com/consume-django-apis-with-django-templates/, https://dev.to/xarala221/how-to-consume-restful-apis-with-django-the-easiest-way-4330, https://www.reddit.com/r/django/comments/wekxrr/consuming_rest_api_created_using_drf_inside_djang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enapi django rest framework</text:p>
          </table:table-cell>
          <table:table-cell office:value-type="string" calcext:value-type="string">
            <text:p>openapi django rest framework (3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liku.com/post/django-rest-framework-swagger-openapi-tutorial/, https://github.com/tfranzel/drf-spectacular, https://medium.com/django-unleashed/interactive-api-documentation-with-django-rest-framework-and-swagger-29222251ede8, https://www.django-rest-framework.org/api-guide/schemas/, https://www.django-rest-framework.org/topics/documenting-your-api/, https://www.reddit.com/r/django/comments/182t9wj/are_openapi_specs_worth_the_effort/, https://www.saaspegasus.com/guides/modern-javascript-for-django-developers/apis/, https://www.speakeasy.com/openapi/frameworks/django, https://www.django-rest-framework.org/community/3.10-announcement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openapi</text:p>
          </table:table-cell>
          <table:table-cell office:value-type="string" calcext:value-type="string">
            <text:p>openapi django rest framework (3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liku.com/post/django-rest-framework-swagger-openapi-tutorial/, https://github.com/tfranzel/drf-spectacular, https://medium.com/django-unleashed/interactive-api-documentation-with-django-rest-framework-and-swagger-29222251ede8, https://www.django-rest-framework.org/api-guide/schemas/, https://www.django-rest-framework.org/topics/documenting-your-api/, https://www.reddit.com/r/django/comments/182t9wj/are_openapi_specs_worth_the_effort/, https://www.saaspegasus.com/guides/modern-javascript-for-django-developers/apis/, https://www.speakeasy.com/openapi/frameworks/django, https://www.django-rest-framework.org/community/3.10-announcement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open api</text:p>
          </table:table-cell>
          <table:table-cell office:value-type="string" calcext:value-type="string">
            <text:p>openapi django rest framework (3)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liku.com/post/django-rest-framework-swagger-openapi-tutorial/, https://github.com/tfranzel/drf-spectacular, https://medium.com/django-unleashed/interactive-api-documentation-with-django-rest-framework-and-swagger-29222251ede8, https://www.django-rest-framework.org/api-guide/schemas/, https://www.django-rest-framework.org/topics/documenting-your-api/, https://www.reddit.com/r/django/comments/182t9wj/are_openapi_specs_worth_the_effort/, https://www.saaspegasus.com/guides/modern-javascript-for-django-developers/apis/, https://www.speakeasy.com/openapi/frameworks/django, https://www.django-rest-framework.org/community/3.10-announcement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pi without rest framework</text:p>
          </table:table-cell>
          <table:table-cell office:value-type="string" calcext:value-type="string">
            <text:p>django api without rest framework (3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devjunction.in/how-to-create-rest-api-without-django-rest-framework-in-pure-django, https://dev.to/alexmercedcoder/creating-a-restful-api-with-django-without-djangorestframework-17n7, https://gauravvjn.medium.com/build-json-apis-in-django-without-drf-or-any-other-library-2c22af6105d7, https://www.quora.com/Is-it-possible-to-use-Django-Rest-Framework-DRF-without-Django, https://forum.djangoproject.com/t/i-want-to-create-a-rest-api-that-is-not-bound-to-a-model/15647, https://github.com/rg3915/django-api-without-drf, https://python.plainenglish.io/how-to-use-django-rest-framework-without-installing-drf-c325e077d94a, https://www.linkedin.com/pulse/creating-restful-api-django-without-alex-merced, https://www.reddit.com/r/django/comments/fbrtqi/building_apis_in_django_without_using_django_rest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without model</text:p>
          </table:table-cell>
          <table:table-cell office:value-type="string" calcext:value-type="string">
            <text:p>django api without rest framework (3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devjunction.in/how-to-create-rest-api-without-django-rest-framework-in-pure-django, https://dev.to/alexmercedcoder/creating-a-restful-api-with-django-without-djangorestframework-17n7, https://gauravvjn.medium.com/build-json-apis-in-django-without-drf-or-any-other-library-2c22af6105d7, https://www.quora.com/Is-it-possible-to-use-Django-Rest-Framework-DRF-without-Django, https://forum.djangoproject.com/t/i-want-to-create-a-rest-api-that-is-not-bound-to-a-model/15647, https://github.com/rg3915/django-api-without-drf, https://python.plainenglish.io/how-to-use-django-rest-framework-without-installing-drf-c325e077d94a, https://www.linkedin.com/pulse/creating-restful-api-django-without-alex-merced, https://www.reddit.com/r/django/comments/fbrtqi/building_apis_in_django_without_using_django_rest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without rest framework</text:p>
          </table:table-cell>
          <table:table-cell office:value-type="string" calcext:value-type="string">
            <text:p>django api without rest framework (3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devjunction.in/how-to-create-rest-api-without-django-rest-framework-in-pure-django, https://dev.to/alexmercedcoder/creating-a-restful-api-with-django-without-djangorestframework-17n7, https://gauravvjn.medium.com/build-json-apis-in-django-without-drf-or-any-other-library-2c22af6105d7, https://www.quora.com/Is-it-possible-to-use-Django-Rest-Framework-DRF-without-Django, https://forum.djangoproject.com/t/i-want-to-create-a-rest-api-that-is-not-bound-to-a-model/15647, https://github.com/rg3915/django-api-without-drf, https://python.plainenglish.io/how-to-use-django-rest-framework-without-installing-drf-c325e077d94a, https://www.linkedin.com/pulse/creating-restful-api-django-without-alex-merced, https://www.reddit.com/r/django/comments/fbrtqi/building_apis_in_django_without_using_django_rest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ecommerce rest api</text:p>
          </table:table-cell>
          <table:table-cell office:value-type="string" calcext:value-type="string">
            <text:p>django ecommerce rest api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myk_okoth_ogodo/lets-build-an-e-commerce-django-api-to-serve-rest-graphql-simultaneously-1n1b, https://dev.to/nadim_ch0wdhury/how-do-you-create-a-full-backend-api-for-an-ecommerce-website-using-python-django-2k7j, https://github.com/topics/django-ecommerce-api, https://medium.com/@apratama918/quick-build-rest-api-with-django-rest-framework-a71461c7216e, https://www.linkedin.com/pulse/create-e-commerce-website-using-django-rest-framework-shikha-adatiya, https://www.reddit.com/r/django/comments/1e1g8l2/whats_the_best_and_most_modern_ecommerce/, https://www.udemy.com/course/django-drf-project-ecommerce/, https://www.youtube.com/playlist?list=PL4FE-nQjkZLwkATrBNkvo5beU1p4figS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ecommerce</text:p>
          </table:table-cell>
          <table:table-cell office:value-type="string" calcext:value-type="string">
            <text:p>django ecommerce rest api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myk_okoth_ogodo/lets-build-an-e-commerce-django-api-to-serve-rest-graphql-simultaneously-1n1b, https://dev.to/nadim_ch0wdhury/how-do-you-create-a-full-backend-api-for-an-ecommerce-website-using-python-django-2k7j, https://github.com/topics/django-ecommerce-api, https://medium.com/@apratama918/quick-build-rest-api-with-django-rest-framework-a71461c7216e, https://www.linkedin.com/pulse/create-e-commerce-website-using-django-rest-framework-shikha-adatiya, https://www.reddit.com/r/django/comments/1e1g8l2/whats_the_best_and_most_modern_ecommerce/, https://www.udemy.com/course/django-drf-project-ecommerce/, https://www.youtube.com/playlist?list=PL4FE-nQjkZLwkATrBNkvo5beU1p4figS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ontend</text:p>
          </table:table-cell>
          <table:table-cell office:value-type="string" calcext:value-type="string">
            <text:p>django rest frontend (2)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koladev/building-a-fullstack-application-with-django-django-rest-nextjs-3e26, https://forum.djangoproject.com/t/front-end-options-for-django/14934, https://stackoverflow.com/questions/68173280/django-rest-framework-and-the-frontend, https://www.django-rest-framework.org/, https://www.nucamp.co/blog/coding-bootcamp-back-end-with-python-and-sql-django-and-frontend-integration-techniques, https://www.reddit.com/r/django/comments/l14too/what_frontend_framework_should_i_use_with_django/, https://www.saaspegasus.com/guides/modern-javascript-for-django-developers/api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frontend</text:p>
          </table:table-cell>
          <table:table-cell office:value-type="string" calcext:value-type="string">
            <text:p>django rest frontend (2)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koladev/building-a-fullstack-application-with-django-django-rest-nextjs-3e26, https://forum.djangoproject.com/t/front-end-options-for-django/14934, https://stackoverflow.com/questions/68173280/django-rest-framework-and-the-frontend, https://www.django-rest-framework.org/, https://www.nucamp.co/blog/coding-bootcamp-back-end-with-python-and-sql-django-and-frontend-integration-techniques, https://www.reddit.com/r/django/comments/l14too/what_frontend_framework_should_i_use_with_django/, https://www.saaspegasus.com/guides/modern-javascript-for-django-developers/api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channels rest framework</text:p>
          </table:table-cell>
          <table:table-cell office:value-type="string" calcext:value-type="string">
            <text:p>django channels rest framework (2)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dvade.hashnode.dev/building-chat-apis-with-django-rest-framework-and-django-channels, https://channels.readthedocs.io/, https://djangochannelsrestframework.readthedocs.io/, https://forum.djangoproject.com/t/django-rest-framework-and-django-channels/12489, https://testdriven.io/blog/django-channels/, https://testdriven.io/courses/real-time-app-with-django-channels-and-angular/part-one-authentication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channels rest framework tutorial</text:p>
          </table:table-cell>
          <table:table-cell office:value-type="string" calcext:value-type="string">
            <text:p>django channels rest framework (2)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dvade.hashnode.dev/building-chat-apis-with-django-rest-framework-and-django-channels, https://channels.readthedocs.io/, https://djangochannelsrestframework.readthedocs.io/, https://forum.djangoproject.com/t/django-rest-framework-and-django-channels/12489, https://testdriven.io/blog/django-channels/, https://testdriven.io/courses/real-time-app-with-django-channels-and-angular/part-one-authentication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pi design</text:p>
          </table:table-cell>
          <table:table-cell office:value-type="string" calcext:value-type="string">
            <text:p>django api design (2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logrocket.com/django-rest-framework-create-api/, https://dev.to/ksaaskil/tips-for-building-a-clean-rest-api-in-django-2pae, https://radixweb.com/blog/create-rest-api-using-django-rest-framework, https://www.django-rest-framework.org/topics/documenting-your-api/, https://www.moesif.com/blog/technical/api-development/Django-REST-API-Tutorial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expose rest api</text:p>
          </table:table-cell>
          <table:table-cell office:value-type="string" calcext:value-type="string">
            <text:p>django api design (2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logrocket.com/django-rest-framework-create-api/, https://dev.to/ksaaskil/tips-for-building-a-clean-rest-api-in-django-2pae, https://radixweb.com/blog/create-rest-api-using-django-rest-framework, https://www.django-rest-framework.org/topics/documenting-your-api/, https://www.moesif.com/blog/technical/api-development/Django-REST-API-Tutorial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docs</text:p>
          </table:table-cell>
          <table:table-cell office:value-type="string" calcext:value-type="string">
            <text:p>django rest docs (2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rest-framework-old-docs.readthedocs.io/en/3.7.7/topics/documenting-your-api/, https://medium.com/django-unleashed/interactive-api-documentation-with-django-rest-framework-and-swagger-29222251ede8, https://www.django-rest-framework.org/, https://www.drfdocs.com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rf api docs</text:p>
          </table:table-cell>
          <table:table-cell office:value-type="string" calcext:value-type="string">
            <text:p>django rest docs (2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rest-framework-old-docs.readthedocs.io/en/3.7.7/topics/documenting-your-api/, https://medium.com/django-unleashed/interactive-api-documentation-with-django-rest-framework-and-swagger-29222251ede8, https://www.django-rest-framework.org/, https://www.drfdocs.com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dd rest api to existing project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logrocket.com/django-rest-framework-create-api/, https://forum.djangoproject.com/t/adding-auth-to-existing-api/5011, https://groups.google.com/g/django-users/c/FPNDL9uUVnE/m/lFBKyK8PldkJ, https://learndjango.com/tutorials/django-rest-framework-tutorial-todo-api, https://medium.com/@knoo/build-a-rest-api-with-django-rest-framework-a40d33be45d4, https://medium.com/@michal.drozdze/setting-up-a-django-api-with-django-rest-framework-drf-a-beginners-guide-cee5d61f00a6, https://stackoverflow.com/questions/24402017/django-how-to-integrate-django-rest-framework-in-an-existing-application, https://www.django-rest-framework.org/tutorial/quickstart/, https://www.reddit.com/r/django/comments/1bigmsx/integrating_an_rest_api_into_an_existing_django/, https://www.reddit.com/r/django/comments/s54925/is_there_an_easy_way_to_create_rest_apis_for_an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log api with django rest framework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logrocket.com/use-django-rest-framework-to-build-a-blog/, https://dev.to/documatic/build-a-blog-api-with-jwt-authentication-using-django-rest-framework-3718, https://github.com/ExpressHermes/Blog-API, https://github.com/adityaShar24/Django-Blog-Api, https://medium.com/@alensabu12xtz/day-07-building-a-blog-api-with-django-rest-framework-2ec7af4e0441, https://medium.com/@bearcoderr/creating-a-rest-api-for-a-blog-on-python-with-django-and-django-rest-framework-22b849a2b3a2, https://stackoverflow.com/questions/58427788/how-to-list-blog-posts-of-a-particular-user-in-django-rest-api, https://www.django-rest-framework.org/community/tutorials-and-resources/, https://www.reddit.com/r/django/comments/11f1w49/built_a_fullstack_blog_web_app_using/, https://www.reddit.com/r/django/comments/151m25o/learning_django_rest_framework_feeling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use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how-to-get-the-currently-logged-in-user-in-django-restframework/18130, https://medium.com/django-unleashed/token-based-authentication-and-authorization-in-django-rest-framework-user-and-permissions-347c7cc472e9, https://stackoverflow.com/questions/16857450/how-to-register-users-in-django-rest-framework, https://stackoverflow.com/questions/61705282/django-rest-user-creation-authentication, https://www.django-rest-framework.org/, https://www.django-rest-framework.org/api-guide/authentication/, https://www.django-rest-framework.org/api-guide/permissions/, https://www.django-rest-framework.org/tutorial/4-authentication-and-permissions/, https://www.reddit.com/r/django/comments/13yubqb/what_is_the_best_auth_method_for_django_rest/, https://www.reddit.com/r/django/comments/jm0i53/proper_way_to_implement_different_users_in_djang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post api in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how-to-send-post-request-to-a-restapi-using-apiview-and-from-the-django-forms/32583, https://forum.djangoproject.com/t/i-want-to-create-a-rest-api-that-is-not-bound-to-a-model/15647, https://medium.com/@sinturana07/django-post-put-get-delete-requests-example-rest-apis-chapter-19-c449b6260b2a, https://medium.com/powered-by-django/create-api-django-rest-framework-c6f727a93409, https://radixweb.com/blog/create-rest-api-using-django-rest-framework, https://realpython.com/django-social-post-3/, https://stackoverflow.com/questions/5308060/how-to-send-a-post-request-using-django, https://www.bezkoder.com/django-rest-api/, https://www.django-rest-framework.org/tutorial/2-requests-and-responses/, https://www.reddit.com/r/django/comments/u3iikw/how_can_i_create_an_api_endpoint_in_django_t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cms rest api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cms-restapi.readthedocs.io/, https://docs.django-cms.org/en/latest/how_to/21-headless.html, https://docs.django-cms.org/en/latest/reference/api_references.html, https://github.com/divio/djangocms-rest-api, https://github.com/django-cms/djangocms-rest, https://strapi.io/integrations/django-cms, https://www.django-cms.org/en/repositories-plugins/, https://www.django-cms.org/en/solutions-why-django-cms/list/, https://www.django-rest-framework.org/, https://www.reddit.com/r/django/comments/qrqa7r/drf_for_api_plus_what_for_a_cm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api client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rest-framework-old-docs.readthedocs.io/en/3.6.4/topics/api-clients/, https://forum.djangoproject.com/t/access-control-for-a-simple-rest-api/16778, https://github.com/dkarchmer/django-rest-framework-client, https://pypi.org/project/django-api-client/, https://stackoverflow.com/questions/32136787/django-testing-rest-framework-apirequestfactory-vs-apiclient, https://www.django-rest-framework.org/, https://www.django-rest-framework.org/api-guide/authentication/, https://www.django-rest-framework.org/api-guide/testing/, https://www.reddit.com/r/django/comments/15alynv/how_to_secure_an_api_with_both_client_app_and/, https://www.reddit.com/r/django/comments/pkse6j/django_rest_framework_swagger_and_typescript_api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consume external api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mmunity.render.com/t/django-app-fetch-data-from-external-api/19490, https://dev.to/yahaya_hk/how-to-populate-your-database-with-data-from-an-external-api-in-django-398i, https://forum.djangoproject.com/t/insert-or-update-object-on-get-request-with-data-from-external-api/19411, https://forum.djangoproject.com/t/using-external-3rd-party-api/7992, https://medium.com/@nutanbhogendrasharma/consume-rest-api-in-django-web-application-130c0daa6f70, https://medium.com/@sabii375375/exploring-external-api-consumption-in-django-4886eda2a9c7, https://python.plainenglish.io/integrating-django-with-external-apis-best-practices-for-seamless-connections-dd8fca5ad9c0, https://reintech.io/blog/connecting-to-external-api-in-django, https://stackoverflow.com/questions/69510138/how-to-get-data-from-external-api-to-django-rest-framework, https://www.reddit.com/r/django/comments/107i6ni/handling_external_api_call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 a backend rest api with python &amp;amp;amp; django beginner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reddit.com/r/django/comments/11xpzlk/how_to_learn_backend_development_with_django/, https://github.com/LondonAppDev/build-a-backend-api-python-drf-beginner-cheat-sheet, https://medium.com/@mathur.danduprolu/a-beginners-guide-to-building-rest-apis-with-python-and-django-rest-framework-ac9153d9ab7a, https://reddemy.com/course/django-python/, https://www.classcentral.com/course/udemy-django-python-24278, https://www.django-rest-framework.org/tutorial/quickstart/, https://www.reddit.com/r/django/comments/137ed3d/as_a_beginner_backend_developer_i_learn_python/, https://www.udemy.com/course/django-python/, https://www.youtube.com/playlist?list=PL8GFhcuc_fW4cxdkRtWIlln1DQ3CZwQ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fastapi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dog.com/blog/fast-api-vs-django/, https://blog.jetbrains.com/pycharm/2023/12/django-vs-fastapi-which-is-the-best-python-web-framework/, https://erpsolutions.oodles.io/developer-blogs/Django-REST--vs-FastAPI/, https://fastapi.tiangolo.com/alternatives/, https://medium.com/@abhisheksingh_50175/fastapi-vs-django-rest-framework-a-comprehensive-comparison-c55139254b7d, https://medium.com/@mohanishp1/building-web-applications-with-django-and-fastapi-combining-the-best-of-both-worlds-1892719a8b9d, https://stackoverflow.com/questions/63726203/is-it-possible-to-use-fastapi-with-django, https://sunscrapers.com/blog/fastapi-and-django-a-guide-to-elegant-integration/, https://www.loopwerk.io/articles/2024/django-vs-flask-vs-fastapi/, https://www.reddit.com/r/django/comments/11te914/django_rest_framework_vs_fastapi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for mobile app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intech.io/blog/build-android-app-with-django-rest-framework, https://forum.djangoproject.com/t/best-approach-for-developing-a-cross-platform-mobile-app-alongside-a-django-web-app/21554, https://medium.com/@StartXLabs/testing-mobile-apis-with-django-rest-framework-ensuring-reliability-and-stability-290693f3ad26, https://medium.com/@ewho.ruth2014/building-a-mobile-app-for-your-django-task-management-system-cfc0f1b6a4c8, https://radixweb.com/blog/create-rest-api-using-django-rest-framework, https://refine.dev/blog/django-rest-framework/, https://stackoverflow.com/questions/71264097/django-rest-framework-communicating-with-mobile-app-instances, https://www.django-rest-framework.org/, https://www.reddit.com/r/django/comments/w7ozoo/can_i_use_use_django_with_mobile_app_development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ordering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rest-framework-avsd.readthedocs.io/en/stable/api-guide/filtering/, https://docs.djangoproject.com/en/5.2/ref/models/querysets/, https://gist.github.com/sainipray/750820b6ece1f81e022cbab56e68174c, https://medium.com/@KaziMushfiq1234/ordering-filter-in-django-rest-framework-cfe0a86adee6, https://medium.com/@alensabu12xtz/day-12-filtering-search-and-ordering-in-django-rest-framework-6db5e8eff8d1, https://stackoverflow.com/questions/24987446/django-rest-framework-queryset-doesnt-order, https://www.django-rest-framework.org/api-guide/filtering/, https://www.django-rest-framework.org/api-guide/viewsets/, https://www.w3schools.com/django/django_queryset_orderby.php, https://www.youtube.com/watch?v=0h8Rrd20hj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embuat rest api dengan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frizalmy.com/membuat-crud-django-rest-api, https://blog.kejepangan.com/blog/rest-api-todo-django, https://blog.unmaha.ac.id/cara-membuat-rest-api-dengan-django-rest-framework/, https://klcstatic.kemenkeu.go.id/kms/document/2023/11/10/1699581038147bvt/Muamar%20Kadafi_Membuat%20Restful%20API%20sederhana%20menggunakan%20Django%20Python.pdf?X-Amz-Algorithm=AWS4-HMAC-SHA256&amp;X-Amz-Credential=adminklc%2F20250109%2Fus-east-1%2Fs3%2Faws4_request&amp;X-Amz-Date=20250109T232157Z&amp;X-Amz-Expires=604800&amp;X-Amz-SignedHeaders=host&amp;X-Amz-Signature=5cdbcfb754f03eac8cb8f73d2df35ebabb8093e91ec358a8a1416ba5c14d2549, https://medium.com/@kiddy.xyz/tutorial-rest-api-python-django-part-3-create-update-delete-bcfff4474b63, https://nemolab.id/panduan-lengkap-membuat-rest-api-dengan-django-rest-framework/, https://perogeremmer.medium.com/tutorial-rest-api-python-django-part-1-instalasi-pengenalan-3386b7b92e0f, https://rumahcoding.co.id/django-rest-framework-membangun-api-restful-dengan-mudah/, https://santrikoding.com/ebook/membangun-rest-api-dan-dashboard-dengan-django, https://www.codepolitan.com/blog/membuat-rest-api-sederhana-dengan-django-58958c5d8e4c3/</text:p>
          </table:table-cell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lustering" style:display-name="PageStyle_Cluster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nknown Creator</meta:initial-creator>
    <meta:creation-date>2025-04-16T08:47:03</meta:creation-date>
    <dc:date>2025-04-16T11:51:01.981000000</dc:date>
    <dc:title>Clustering</dc:title>
    <meta:generator>LibreOffice/24.2.1.2$Windows_X86_64 LibreOffice_project/db4def46b0453cc22e2d0305797cf981b68ef5ac</meta:generator>
    <meta:editing-duration>PT1M30S</meta:editing-duration>
    <meta:editing-cycles>1</meta:editing-cycles>
    <meta:document-statistic meta:table-count="1" meta:cell-count="2184" meta:object-count="0"/>
    <meta:user-defined meta:name="AppVersion">12.0000</meta:user-defined>
    <meta:user-defined meta:name="Company">Microsoft Corporation</meta:user-defined>
  </office:meta>
</office:document-meta>
</file>